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Nimbus Sans L1" svg:font-family="'Nimbus Sans L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459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327in"/>
    </style:style>
    <style:style style:name="co4" style:family="table-column">
      <style:table-column-properties fo:break-before="auto" style:column-width="1.422in"/>
    </style:style>
    <style:style style:name="co5" style:family="table-column">
      <style:table-column-properties fo:break-before="auto" style:column-width="1.1744in"/>
    </style:style>
    <style:style style:name="co6" style:family="table-column">
      <style:table-column-properties fo:break-before="auto" style:column-width="1.2528in"/>
    </style:style>
    <style:style style:name="co7" style:family="table-column">
      <style:table-column-properties fo:break-before="auto" style:column-width="1.3071in"/>
    </style:style>
    <style:style style:name="co8" style:family="table-column">
      <style:table-column-properties fo:break-before="auto" style:column-width="1.2744in"/>
    </style:style>
    <style:style style:name="co9" style:family="table-column">
      <style:table-column-properties fo:break-before="auto" style:column-width="1.1339in"/>
    </style:style>
    <style:style style:name="co10" style:family="table-column">
      <style:table-column-properties fo:break-before="auto" style:column-width="1.0161in"/>
    </style:style>
    <style:style style:name="co11" style:family="table-column">
      <style:table-column-properties fo:break-before="auto" style:column-width="0.9591in"/>
    </style:style>
    <style:style style:name="co12" style:family="table-column">
      <style:table-column-properties fo:break-before="auto" style:column-width="1.1311in"/>
    </style:style>
    <style:style style:name="co13" style:family="table-column">
      <style:table-column-properties fo:break-before="auto" style:column-width="1.3283in"/>
    </style:style>
    <style:style style:name="co14" style:family="table-column">
      <style:table-column-properties fo:break-before="auto" style:column-width="1.1126in"/>
    </style:style>
    <style:style style:name="co15" style:family="table-column">
      <style:table-column-properties fo:break-before="auto" style:column-width="1.339in"/>
    </style:style>
    <style:style style:name="co16" style:family="table-column">
      <style:table-column-properties fo:break-before="auto" style:column-width="1.9965in"/>
    </style:style>
    <style:style style:name="co17" style:family="table-column">
      <style:table-column-properties fo:break-before="auto" style:column-width="1.3902in"/>
    </style:style>
    <style:style style:name="co18" style:family="table-column">
      <style:table-column-properties fo:break-before="auto" style:column-width="1.0126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  <style:text-properties fo:font-style="italic" style:text-underline-style="solid" style:text-underline-width="auto" style:text-underline-color="font-color"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/>
    </style:style>
    <style:style style:name="ce3" style:family="table-cell" style:parent-style-name="Default">
      <style:table-cell-properties fo:border-bottom="none" fo:background-color="#99ccff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order-bottom="none" fo:background-color="#99ccff" style:text-align-source="fix" style:repeat-content="false" fo:border-left="0.0008in solid #000000" fo:border-right="none" fo:border-top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order-bottom="none" fo:background-color="#99ccff" style:text-align-source="fix" style:repeat-content="false" fo:border-left="0.0008in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99ccff" style:text-align-source="fix" style:repeat-content="false" fo:border-left="0.0008in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/>
    </style:style>
    <style:style style:name="ce7" style:family="table-cell" style:parent-style-name="Default">
      <style:table-cell-properties fo:background-color="#00b8ff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none" fo:background-color="#ffff00" style:text-align-source="fix" style:repeat-content="false" fo:border-left="0.0008in solid #000000" fo:border-right="none" fo:border-top="none"/>
      <style:paragraph-properties fo:text-align="center" fo:margin-left="0in"/>
      <style:text-properties fo:font-weight="bold"/>
    </style:style>
    <style:style style:name="ce9" style:family="table-cell" style:parent-style-name="Default">
      <style:table-cell-properties fo:border-bottom="none" fo:background-color="#808080" style:text-align-source="fix" style:repeat-content="false" fo:border-left="0.0008in solid #000000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ff0000" style:text-align-source="fix" style:repeat-content="false" fo:border-left="0.0008in solid #000000" fo:border-right="none" fo:border-top="none"/>
      <style:paragraph-properties fo:text-align="center" fo:margin-left="0in"/>
      <style:text-properties fo:font-weight="bold"/>
    </style:style>
    <style:style style:name="ce11" style:family="table-cell" style:parent-style-name="Default">
      <style:table-cell-properties fo:border-bottom="0.0008in solid #000000" fo:background-color="#ff0000" style:text-align-source="fix" style:repeat-content="false" fo:border-left="0.0008in solid #000000" fo:border-right="none" fo:border-top="none"/>
      <style:paragraph-properties fo:text-align="center" fo:margin-left="0in"/>
      <style:text-properties fo:font-weight="bold"/>
    </style:style>
    <style:style style:name="ce12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ce14" style:family="table-cell" style:parent-style-name="Default">
      <style:table-cell-properties fo:border-bottom="none" fo:background-color="#99ccff" fo:border-left="none" fo:border-right="none" fo:border-top="0.0008in solid #000000"/>
    </style:style>
    <style:style style:name="ce15" style:family="table-cell" style:parent-style-name="Default">
      <style:table-cell-properties fo:background-color="#99ccff"/>
    </style:style>
    <style:style style:name="ce16" style:family="table-cell" style:parent-style-name="Default">
      <style:table-cell-properties fo:background-color="#00b8ff"/>
    </style:style>
    <style:style style:name="ce17" style:family="table-cell" style:parent-style-name="Default">
      <style:table-cell-properties fo:background-color="#ffff00"/>
      <style:text-properties fo:font-weight="bold"/>
    </style:style>
    <style:style style:name="ce18" style:family="table-cell" style:parent-style-name="Default">
      <style:table-cell-properties fo:background-color="#808080"/>
    </style:style>
    <style:style style:name="ce19" style:family="table-cell" style:parent-style-name="Default">
      <style:table-cell-properties fo:background-color="#ff0000"/>
      <style:text-properties style:font-name="Nimbus Sans L" style:font-name-asian="Nimbus Sans L1" style:font-name-complex="Nimbus Sans L1"/>
    </style:style>
    <style:style style:name="ce20" style:family="table-cell" style:parent-style-name="Default">
      <style:table-cell-properties fo:border-bottom="0.0008in solid #000000" fo:background-color="#ff0000" fo:border-left="none" fo:border-right="none" fo:border-top="none"/>
    </style:style>
    <style:style style:name="ce21" style:family="table-cell" style:parent-style-name="Default">
      <style:table-cell-properties fo:background-color="#ff0000"/>
    </style:style>
    <style:style style:name="ce22" style:family="table-cell" style:parent-style-name="Default">
      <style:table-cell-properties fo:border-bottom="0.0008in solid #000000" fo:background-color="#808080" fo:border-left="none" fo:border-right="none" fo:border-top="none"/>
    </style:style>
    <style:style style:name="ce23" style:family="table-cell" style:parent-style-name="Default">
      <style:table-cell-properties fo:background-color="#99ccff"/>
      <style:text-properties style:font-name="Nimbus Sans L" style:font-name-asian="Nimbus Sans L1" style:font-name-complex="Nimbus Sans L1"/>
    </style:style>
    <style:style style:name="ce24" style:family="table-cell" style:parent-style-name="Default">
      <style:table-cell-properties fo:background-color="#33cc66"/>
    </style:style>
    <style:style style:name="ce25" style:family="table-cell" style:parent-style-name="Default">
      <style:table-cell-properties fo:background-color="#ffffcc"/>
    </style:style>
    <style:style style:name="ce26" style:family="table-cell" style:parent-style-name="Default">
      <style:table-cell-properties fo:border-bottom="none" fo:background-color="#99ccff" fo:border-left="none" fo:border-right="0.0008in solid #000000" fo:border-top="0.0008in solid #000000"/>
    </style:style>
    <style:style style:name="ce27" style:family="table-cell" style:parent-style-name="Default">
      <style:table-cell-properties fo:border-bottom="none" fo:background-color="#99ccff" fo:border-left="none" fo:border-right="0.0008in solid #000000" fo:border-top="none"/>
    </style:style>
    <style:style style:name="ce28" style:family="table-cell" style:parent-style-name="Default">
      <style:table-cell-properties fo:border-bottom="none" fo:background-color="#99ccff" fo:border-left="none" fo:border-right="0.0008in solid #000000" fo:border-top="none"/>
      <style:text-properties style:font-name="Nimbus Sans L" style:font-name-asian="Nimbus Sans L1" style:font-name-complex="Nimbus Sans L1"/>
    </style:style>
    <style:style style:name="ce29" style:family="table-cell" style:parent-style-name="Default">
      <style:table-cell-properties fo:border-bottom="none" fo:background-color="#808080" fo:border-left="none" fo:border-right="0.0008in solid #000000" fo:border-top="none"/>
    </style:style>
    <style:style style:name="ce30" style:family="table-cell" style:parent-style-name="Default">
      <style:table-cell-properties fo:border-bottom="0.0008in solid #000000" fo:background-color="#808080" fo:border-left="none" fo:border-right="0.0008in solid #000000" fo:border-top="none"/>
    </style:style>
    <style:style style:name="ce31" style:family="table-cell" style:parent-style-name="Default">
      <style:text-properties style:text-underline-style="solid" style:text-underline-width="auto" style:text-underline-color="font-color"/>
    </style:style>
    <style:style style:name="ce32" style:family="table-cell" style:parent-style-name="Default">
      <style:table-cell-properties fo:border-bottom="none" fo:background-color="#c0c0c0" fo:border-left="0.0008in solid #000000" fo:border-right="none" fo:border-top="0.0008in solid #000000"/>
    </style:style>
    <style:style style:name="ce33" style:family="table-cell" style:parent-style-name="Default">
      <style:table-cell-properties fo:border-bottom="none" fo:background-color="#c0c0c0" fo:border-left="0.0008in solid #000000" fo:border-right="none" fo:border-top="none"/>
    </style:style>
    <style:style style:name="ce34" style:family="table-cell" style:parent-style-name="Default">
      <style:table-cell-properties fo:border-bottom="none" fo:background-color="#c0c0c0" fo:border-left="0.0008in solid #000000" fo:border-right="none" fo:border-top="none"/>
      <style:text-properties fo:font-weight="bold"/>
    </style:style>
    <style:style style:name="ce35" style:family="table-cell" style:parent-style-name="Default">
      <style:table-cell-properties fo:border-bottom="none" fo:background-color="#c0c0c0" fo:border-left="0.0008in solid #000000" fo:border-right="none" fo:border-top="none"/>
      <style:text-properties style:text-underline-style="solid" style:text-underline-width="auto" style:text-underline-color="font-color" fo:font-weight="bold"/>
    </style:style>
    <style:style style:name="ce36" style:family="table-cell" style:parent-style-name="Default">
      <style:table-cell-properties fo:border-bottom="none" fo:background-color="#c0c0c0" fo:border-left="0.0008in solid #000000" fo:border-right="none" fo:border-top="none"/>
      <style:text-properties style:text-underline-style="solid" style:text-underline-width="auto" style:text-underline-color="font-color"/>
    </style:style>
    <style:style style:name="ce37" style:family="table-cell" style:parent-style-name="Default">
      <style:table-cell-properties fo:border-bottom="0.0008in solid #000000" fo:background-color="#c0c0c0" fo:border-left="0.0008in solid #000000" fo:border-right="none" fo:border-top="none"/>
    </style:style>
    <style:style style:name="ce38" style:family="table-cell" style:parent-style-name="Default">
      <style:table-cell-properties fo:border-bottom="none" fo:background-color="#c0c0c0" fo:border-left="none" fo:border-right="none" fo:border-top="0.0008in solid #000000"/>
      <style:text-properties style:text-underline-style="solid" style:text-underline-width="auto" style:text-underline-color="font-color"/>
    </style:style>
    <style:style style:name="ce39" style:family="table-cell" style:parent-style-name="Default">
      <style:table-cell-properties fo:background-color="#c0c0c0"/>
    </style:style>
    <style:style style:name="ce40" style:family="table-cell" style:parent-style-name="Default">
      <style:table-cell-properties fo:background-color="#c0c0c0"/>
      <style:text-properties style:font-name="Nimbus Sans L" style:font-name-asian="Nimbus Sans L1" style:font-name-complex="Nimbus Sans L1"/>
    </style:style>
    <style:style style:name="ce41" style:family="table-cell" style:parent-style-name="Default">
      <style:table-cell-properties fo:background-color="#c0c0c0"/>
      <style:text-properties style:text-underline-style="solid" style:text-underline-width="auto" style:text-underline-color="font-color"/>
    </style:style>
    <style:style style:name="ce42" style:family="table-cell" style:parent-style-name="Default">
      <style:table-cell-properties fo:background-color="#ffffff"/>
    </style:style>
    <style:style style:name="ce43" style:family="table-cell" style:parent-style-name="Default">
      <style:table-cell-properties fo:background-color="#c0c0c0"/>
      <style:text-properties style:text-underline-style="solid" style:text-underline-width="auto" style:text-underline-color="font-color" fo:font-weight="bold"/>
    </style:style>
    <style:style style:name="ce44" style:family="table-cell" style:parent-style-name="Default">
      <style:table-cell-properties fo:border-bottom="0.0008in solid #000000" fo:background-color="#c0c0c0" fo:border-left="none" fo:border-right="none" fo:border-top="none"/>
    </style:style>
    <style:style style:name="ce45" style:family="table-cell" style:parent-style-name="Default">
      <style:table-cell-properties fo:border-bottom="none" fo:background-color="#c0c0c0" fo:border-left="none" fo:border-right="none" fo:border-top="0.0008in solid #000000"/>
    </style:style>
    <style:style style:name="ce46" style:family="table-cell" style:parent-style-name="Default">
      <style:table-cell-properties fo:background-color="#e6e6e6"/>
    </style:style>
    <style:style style:name="ce47" style:family="table-cell" style:parent-style-name="Default">
      <style:table-cell-properties fo:background-color="#e6e6e6"/>
      <style:text-properties fo:color="#000000"/>
    </style:style>
    <style:style style:name="ce48" style:family="table-cell" style:parent-style-name="Default">
      <style:table-cell-properties fo:border-bottom="none" fo:border-left="0.0008in solid #000000" fo:border-right="none" fo:border-top="0.0008in solid #000000"/>
      <style:text-properties style:text-underline-style="solid" style:text-underline-width="auto" style:text-underline-color="font-color"/>
    </style:style>
    <style:style style:name="ce49" style:family="table-cell" style:parent-style-name="Default">
      <style:table-cell-properties fo:border-bottom="none" fo:border-left="0.0008in solid #000000" fo:border-right="none" fo:border-top="none"/>
      <style:text-properties style:text-underline-style="solid" style:text-underline-width="auto" style:text-underline-color="font-color"/>
    </style:style>
    <style:style style:name="ce50" style:family="table-cell" style:parent-style-name="Default">
      <style:table-cell-properties fo:border-bottom="0.0008in solid #000000" fo:border-left="0.0008in solid #000000" fo:border-right="none" fo:border-top="none"/>
      <style:text-properties style:text-underline-style="solid" style:text-underline-width="auto" style:text-underline-color="font-color"/>
    </style:style>
    <style:style style:name="ce51" style:family="table-cell" style:parent-style-name="Default">
      <style:table-cell-properties fo:border-bottom="none" fo:border-left="none" fo:border-right="0.0008in solid #000000" fo:border-top="0.0008in solid #000000"/>
      <style:text-properties style:text-underline-style="solid" style:text-underline-width="auto" style:text-underline-color="font-color"/>
    </style:style>
    <style:style style:name="ce52" style:family="table-cell" style:parent-style-name="Default">
      <style:table-cell-properties fo:border-bottom="none" fo:border-left="none" fo:border-right="0.0008in solid #000000" fo:border-top="none"/>
      <style:text-properties style:text-underline-style="none"/>
    </style:style>
    <style:style style:name="ce53" style:family="table-cell" style:parent-style-name="Default">
      <style:table-cell-properties fo:border-bottom="0.0008in solid #000000" fo:border-left="none" fo:border-right="0.0008in solid #000000" fo:border-top="none"/>
      <style:text-properties style:text-underline-style="none"/>
    </style:style>
    <style:style style:name="ce54" style:family="table-cell" style:parent-style-name="Default">
      <style:table-cell-properties fo:border-bottom="none" fo:background-color="#c0c0c0" fo:border-left="none" fo:border-right="0.0008in solid #000000" fo:border-top="0.0008in solid #000000"/>
    </style:style>
    <style:style style:name="ce55" style:family="table-cell" style:parent-style-name="Default">
      <style:table-cell-properties fo:border-bottom="none" fo:background-color="#c0c0c0" fo:border-left="none" fo:border-right="0.0008in solid #000000" fo:border-top="none"/>
    </style:style>
    <style:style style:name="ce56" style:family="table-cell" style:parent-style-name="Default">
      <style:table-cell-properties fo:border-bottom="none" fo:background-color="#c0c0c0" fo:border-left="none" fo:border-right="0.0008in solid #000000" fo:border-top="non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fo:border-bottom="none" fo:background-color="#ffffff" fo:border-left="none" fo:border-right="0.0008in solid #000000" fo:border-top="none"/>
    </style:style>
    <style:style style:name="ce58" style:family="table-cell" style:parent-style-name="Default">
      <style:table-cell-properties fo:border-bottom="0.0008in solid #000000" fo:background-color="#c0c0c0" fo:border-left="none" fo:border-right="0.0008in solid #000000" fo:border-top="none"/>
    </style:style>
    <style:style style:name="ce59" style:family="table-cell" style:parent-style-name="Default">
      <style:text-properties style:text-underline-style="solid" style:text-underline-width="auto" style:text-underline-color="font-color" fo:font-weight="bold"/>
    </style:style>
    <style:style style:name="ce60" style:family="table-cell" style:parent-style-name="Default">
      <style:table-cell-properties fo:background-color="#ffff00"/>
      <style:text-properties style:text-underline-style="solid" style:text-underline-width="auto" style:text-underline-color="font-color" fo:font-weight="bold"/>
    </style:style>
    <style:style style:name="ce61" style:family="table-cell" style:parent-style-name="Default">
      <style:table-cell-properties fo:border-bottom="none" fo:border-left="0.0008in solid #000000" fo:border-right="none" fo:border-top="0.0008in solid #000000"/>
    </style:style>
    <style:style style:name="ce62" style:family="table-cell" style:parent-style-name="Default">
      <style:table-cell-properties fo:border-bottom="none" fo:border-left="0.0008in solid #000000" fo:border-right="none" fo:border-top="none"/>
    </style:style>
    <style:style style:name="ce63" style:family="table-cell" style:parent-style-name="Default">
      <style:table-cell-properties fo:border-bottom="0.0008in solid #000000" fo:background-color="#000080" fo:border-left="0.0008in solid #000000" fo:border-right="none" fo:border-top="none"/>
      <style:text-properties fo:font-weight="bold"/>
    </style:style>
    <style:style style:name="ce64" style:family="table-cell" style:parent-style-name="Default">
      <style:table-cell-properties fo:background-color="#ffff00"/>
    </style:style>
    <style:style style:name="ce65" style:family="table-cell" style:parent-style-name="Default">
      <style:table-cell-properties fo:border-bottom="none" fo:border-left="none" fo:border-right="none" fo:border-top="0.0008in solid #000000"/>
    </style:style>
    <style:style style:name="ce66" style:family="table-cell" style:parent-style-name="Default">
      <style:table-cell-properties fo:border-bottom="0.0008in solid #000000" fo:background-color="#000080" fo:border-left="none" fo:border-right="none" fo:border-top="none"/>
    </style:style>
    <style:style style:name="ce67" style:family="table-cell" style:parent-style-name="Default">
      <style:table-cell-properties fo:background-color="#ff0000"/>
      <style:text-properties fo:font-weight="bold"/>
    </style:style>
    <style:style style:name="ce68" style:family="table-cell" style:parent-style-name="Default">
      <style:table-cell-properties fo:border-bottom="none" fo:border-left="none" fo:border-right="none" fo:border-top="0.0008in solid #000000"/>
      <style:text-properties style:text-underline-style="solid" style:text-underline-width="auto" style:text-underline-color="font-color" fo:font-weight="bold"/>
    </style:style>
    <style:style style:name="ce69" style:family="table-cell" style:parent-style-name="Default">
      <style:table-cell-properties fo:border-bottom="none" fo:border-left="none" fo:border-right="0.0008in solid #000000" fo:border-top="0.0008in solid #000000"/>
    </style:style>
    <style:style style:name="ce70" style:family="table-cell" style:parent-style-name="Default">
      <style:table-cell-properties fo:border-bottom="none" fo:border-left="none" fo:border-right="0.0008in solid #000000" fo:border-top="none"/>
    </style:style>
    <style:style style:name="ce71" style:family="table-cell" style:parent-style-name="Default">
      <style:table-cell-properties fo:border-bottom="none" fo:border-left="none" fo:border-right="0.0008in solid #000000" fo:border-top="none"/>
      <style:text-properties style:text-underline-style="solid" style:text-underline-width="auto" style:text-underline-color="font-color"/>
    </style:style>
    <style:style style:name="ce72" style:family="table-cell" style:parent-style-name="Default">
      <style:table-cell-properties fo:border-bottom="0.0008in solid #000000" fo:background-color="#000080" fo:border-left="none" fo:border-right="0.0008in solid #000000" fo:border-top="none"/>
    </style:style>
    <style:style style:name="ce73" style:family="table-cell" style:parent-style-name="Default" style:data-style-name="N0"/>
    <style:style style:name="ce7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75" style:family="table-cell" style:parent-style-name="Default">
      <style:table-cell-properties fo:border-bottom="0.0008in solid #000000" fo:background-color="#000080" fo:border-left="0.0008in solid #000000" fo:border-right="none" fo:border-top="none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text-underline-style="solid" style:text-underline-width="auto" style:text-underline-color="font-color"/>
    </style:style>
    <style:style style:name="ce78" style:family="table-cell" style:parent-style-name="Default">
      <style:table-cell-properties fo:border-bottom="0.0008in solid #000000" fo:border-left="none" fo:border-right="0.0008in solid #000000" fo:border-top="none"/>
    </style:style>
    <style:style style:name="ce79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text-underline-style="solid" style:text-underline-width="auto" style:text-underline-color="font-color" fo:font-weight="bold"/>
    </style:style>
    <style:style style:name="ce80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style:text-underline-style="solid" style:text-underline-width="auto" style:text-underline-color="font-color"/>
    </style:style>
  </office:automatic-styles>
  <office:body>
    <office:spreadsheet>
      <table:table table:name="Cash Flow" table:style-name="ta1" table:print="false">
        <table:table-column table:style-name="co1" table:default-cell-style-name="ce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2" table:number-columns-repeated="6" table:default-cell-style-name="ce15"/>
        <table:table-column table:style-name="co2" table:default-cell-style-name="Default"/>
        <table:table-row table:style-name="ro1">
          <table:table-cell table:style-name="ce1" office:value-type="string">
            <text:p>NO MODIFICAR LO QUE ESTA EN COLOR</text:p>
          </table:table-cell>
          <table:table-cell table:style-name="Default" table:number-columns-repeated="10"/>
          <table:table-cell/>
        </table:table-row>
        <table:table-row table:style-name="ro1">
          <table:table-cell table:style-name="ce2" office:value-type="string">
            <text:p>CASH FLOW</text:p>
          </table:table-cell>
          <table:table-cell table:style-name="Default" table:number-columns-repeated="10"/>
          <table:table-cell/>
        </table:table-row>
        <table:table-row table:style-name="ro1" table:number-rows-repeated="2">
          <table:table-cell table:style-name="Default" table:number-columns-repeated="11"/>
          <table:table-cell/>
        </table:table-row>
        <table:table-row table:style-name="ro1">
          <table:table-cell table:style-name="ce3" office:value-type="string">
            <text:p>AÑO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26" office:value-type="float" office:value="10">
            <text:p>10</text:p>
          </table:table-cell>
        </table:table-row>
        <table:table-row table:style-name="ro1">
          <table:table-cell table:style-name="ce4" office:value-type="string">
            <text:p>Inversion</text:p>
          </table:table-cell>
          <table:table-cell table:formula="oooc:=-[Inversiones.B2]" office:value-type="float" office:value="-35279">
            <text:p>-35279</text:p>
          </table:table-cell>
          <table:table-cell table:number-columns-repeated="9"/>
          <table:table-cell table:style-name="ce27"/>
        </table:table-row>
        <table:table-row table:style-name="ro1">
          <table:table-cell office:value-type="string">
            <text:p>Ingreso por Ventas Servidores</text:p>
          </table:table-cell>
          <table:table-cell/>
          <table:table-cell table:formula="oooc:=[Ventas.B30]*[Ventas.J2]" office:value-type="float" office:value="59962.5">
            <text:p>59962.5</text:p>
          </table:table-cell>
          <table:table-cell table:formula="oooc:=[Ventas.B31]*[Ventas.J2]" office:value-type="float" office:value="102375">
            <text:p>102375</text:p>
          </table:table-cell>
          <table:table-cell table:style-name="ce23" table:formula="oooc:=[Ventas.B32]*[Ventas.J2]" office:value-type="float" office:value="137475">
            <text:p>137475</text:p>
          </table:table-cell>
          <table:table-cell table:style-name="ce23" table:formula="oooc:=[Ventas.B33]*[Ventas.J2]" office:value-type="float" office:value="157950">
            <text:p>157950</text:p>
          </table:table-cell>
          <table:table-cell table:style-name="ce23" table:formula="oooc:=[Ventas.B34]*[Ventas.J2]" office:value-type="float" office:value="184275">
            <text:p>184275</text:p>
          </table:table-cell>
          <table:table-cell table:style-name="ce23" table:formula="oooc:=[Ventas.B35]*[Ventas.J2]" office:value-type="float" office:value="216450">
            <text:p>216450</text:p>
          </table:table-cell>
          <table:table-cell table:style-name="ce23" table:formula="oooc:=[Ventas.B36]*[Ventas.J2]" office:value-type="float" office:value="234000">
            <text:p>234000</text:p>
          </table:table-cell>
          <table:table-cell table:style-name="ce23" table:formula="oooc:=[Ventas.B37]*[Ventas.J2]" office:value-type="float" office:value="269100">
            <text:p>269100</text:p>
          </table:table-cell>
          <table:table-cell table:style-name="ce23" table:formula="oooc:=[Ventas.B38]*[Ventas.J2]" office:value-type="float" office:value="269100">
            <text:p>269100</text:p>
          </table:table-cell>
          <table:table-cell table:style-name="ce28" table:formula="oooc:=[Ventas.B39]*[Ventas.J2]" office:value-type="float" office:value="269100">
            <text:p>269100</text:p>
          </table:table-cell>
        </table:table-row>
        <table:table-row table:style-name="ro1">
          <table:table-cell office:value-type="string">
            <text:p>Ingreso por Ventas Terminales</text:p>
          </table:table-cell>
          <table:table-cell/>
          <table:table-cell table:formula="oooc:=[Ventas.C30]*[Ventas.J3]" office:value-type="float" office:value="107932.5">
            <text:p>107932.5</text:p>
          </table:table-cell>
          <table:table-cell table:style-name="ce23" table:formula="oooc:=[Ventas.C31]*[Ventas.J3]" office:value-type="float" office:value="184275">
            <text:p>184275</text:p>
          </table:table-cell>
          <table:table-cell table:style-name="ce23" table:formula="oooc:=[Ventas.C32]*[Ventas.J3]" office:value-type="float" office:value="247455">
            <text:p>247455</text:p>
          </table:table-cell>
          <table:table-cell table:style-name="ce23" table:formula="oooc:=[Ventas.C33]*[Ventas.J3]" office:value-type="float" office:value="284310">
            <text:p>284310</text:p>
          </table:table-cell>
          <table:table-cell table:style-name="ce23" table:formula="oooc:=[Ventas.C34]*[Ventas.J3]" office:value-type="float" office:value="331695">
            <text:p>331695</text:p>
          </table:table-cell>
          <table:table-cell table:style-name="ce23" table:formula="oooc:=[Ventas.C35]*[Ventas.J3]" office:value-type="float" office:value="389610">
            <text:p>389610</text:p>
          </table:table-cell>
          <table:table-cell table:style-name="ce23" table:formula="oooc:=[Ventas.C36]*[Ventas.J3]" office:value-type="float" office:value="421200">
            <text:p>421200</text:p>
          </table:table-cell>
          <table:table-cell table:style-name="ce23" table:formula="oooc:=[Ventas.C37]*[Ventas.J3]" office:value-type="float" office:value="484380">
            <text:p>484380</text:p>
          </table:table-cell>
          <table:table-cell table:style-name="ce23" table:formula="oooc:=[Ventas.C38]*[Ventas.J3]" office:value-type="float" office:value="484380">
            <text:p>484380</text:p>
          </table:table-cell>
          <table:table-cell table:style-name="ce28" table:formula="oooc:=[Ventas.C39]*[Ventas.J3]" office:value-type="float" office:value="484380">
            <text:p>484380</text:p>
          </table:table-cell>
        </table:table-row>
        <table:table-row table:style-name="ro1">
          <table:table-cell office:value-type="string">
            <text:p>Ingreso por Servicio Terminales</text:p>
          </table:table-cell>
          <table:table-cell/>
          <table:table-cell table:formula="oooc:=[Ventas.G30]*[Ventas.J4]" office:value-type="float" office:value="1079.325">
            <text:p>1079.33</text:p>
          </table:table-cell>
          <table:table-cell table:style-name="ce23" table:formula="oooc:=[Ventas.G31]*[Ventas.J4]" office:value-type="float" office:value="2922.075">
            <text:p>2922.08</text:p>
          </table:table-cell>
          <table:table-cell table:style-name="ce23" table:formula="oooc:=[Ventas.G32]*[Ventas.J4]" office:value-type="float" office:value="5396.625">
            <text:p>5396.63</text:p>
          </table:table-cell>
          <table:table-cell table:style-name="ce23" table:formula="oooc:=[Ventas.G33]*[Ventas.J4]" office:value-type="float" office:value="8239.725">
            <text:p>8239.73</text:p>
          </table:table-cell>
          <table:table-cell table:style-name="ce23" table:formula="oooc:=[Ventas.G34]*[Ventas.J4]" office:value-type="float" office:value="11556.675">
            <text:p>11556.68</text:p>
          </table:table-cell>
          <table:table-cell table:style-name="ce23" table:formula="oooc:=[Ventas.G35]*[Ventas.J4]" office:value-type="float" office:value="15452.775">
            <text:p>15452.78</text:p>
          </table:table-cell>
          <table:table-cell table:style-name="ce23" table:formula="oooc:=[Ventas.G36]*[Ventas.J4]" office:value-type="float" office:value="19664.775">
            <text:p>19664.78</text:p>
          </table:table-cell>
          <table:table-cell table:style-name="ce23" table:formula="oooc:=[Ventas.G37]*[Ventas.J4]" office:value-type="float" office:value="24508.575">
            <text:p>24508.58</text:p>
          </table:table-cell>
          <table:table-cell table:style-name="ce23" table:formula="oooc:=[Ventas.G38]*[Ventas.J4]" office:value-type="float" office:value="29352.375">
            <text:p>29352.38</text:p>
          </table:table-cell>
          <table:table-cell table:style-name="ce28" table:formula="oooc:=[Ventas.G39]*[Ventas.J4]" office:value-type="float" office:value="34196.175">
            <text:p>34196.18</text:p>
          </table:table-cell>
        </table:table-row>
        <table:table-row table:style-name="ro1">
          <table:table-cell office:value-type="string">
            <text:p>Ingreso por Servicio Servidores</text:p>
          </table:table-cell>
          <table:table-cell/>
          <table:table-cell table:formula="oooc:=[Ventas.F30]*[Ventas.J4]" office:value-type="float" office:value="1199.25">
            <text:p>1199.25</text:p>
          </table:table-cell>
          <table:table-cell table:style-name="ce23" table:formula="oooc:=[Ventas.F31]*[Ventas.J4]" office:value-type="float" office:value="3246.75">
            <text:p>3246.75</text:p>
          </table:table-cell>
          <table:table-cell table:style-name="ce23" table:formula="oooc:=[Ventas.F32]*[Ventas.J4]" office:value-type="float" office:value="5996.25">
            <text:p>5996.25</text:p>
          </table:table-cell>
          <table:table-cell table:style-name="ce23" table:formula="oooc:=[Ventas.F33]*[Ventas.J4]" office:value-type="float" office:value="9155.25">
            <text:p>9155.25</text:p>
          </table:table-cell>
          <table:table-cell table:style-name="ce23" table:formula="oooc:=[Ventas.F34]*[Ventas.J4]" office:value-type="float" office:value="12840.75">
            <text:p>12840.75</text:p>
          </table:table-cell>
          <table:table-cell table:style-name="ce23" table:formula="oooc:=[Ventas.F35]*[Ventas.J4]" office:value-type="float" office:value="17169.75">
            <text:p>17169.75</text:p>
          </table:table-cell>
          <table:table-cell table:style-name="ce23" table:formula="oooc:=[Ventas.F36]*[Ventas.J4]" office:value-type="float" office:value="21849.75">
            <text:p>21849.75</text:p>
          </table:table-cell>
          <table:table-cell table:style-name="ce23" table:formula="oooc:=[Ventas.F37]*[Ventas.J4]" office:value-type="float" office:value="27231.75">
            <text:p>27231.75</text:p>
          </table:table-cell>
          <table:table-cell table:style-name="ce23" table:formula="oooc:=[Ventas.F38]*[Ventas.J4]" office:value-type="float" office:value="32613.75">
            <text:p>32613.75</text:p>
          </table:table-cell>
          <table:table-cell table:style-name="ce28" table:formula="oooc:=[Ventas.F39]*[Ventas.J4]" office:value-type="float" office:value="37995.75">
            <text:p>37995.75</text:p>
          </table:table-cell>
        </table:table-row>
        <table:table-row table:style-name="ro1">
          <table:table-cell office:value-type="string">
            <text:p>Gastos</text:p>
          </table:table-cell>
          <table:table-cell/>
          <table:table-cell table:formula="oooc:=-[Gastos.C23]" office:value-type="float" office:value="-4470">
            <text:p>-4470</text:p>
          </table:table-cell>
          <table:table-cell table:formula="oooc:=-[Gastos.C23]" office:value-type="float" office:value="-4470">
            <text:p>-4470</text:p>
          </table:table-cell>
          <table:table-cell table:formula="oooc:=-[Gastos.C23]" office:value-type="float" office:value="-4470">
            <text:p>-4470</text:p>
          </table:table-cell>
          <table:table-cell table:formula="oooc:=-[Gastos.C23]" office:value-type="float" office:value="-4470">
            <text:p>-4470</text:p>
          </table:table-cell>
          <table:table-cell table:formula="oooc:=-[Gastos.C23]" office:value-type="float" office:value="-4470">
            <text:p>-4470</text:p>
          </table:table-cell>
          <table:table-cell table:formula="oooc:=-[Gastos.C23]" office:value-type="float" office:value="-4470">
            <text:p>-4470</text:p>
          </table:table-cell>
          <table:table-cell table:formula="oooc:=-[Gastos.C23]" office:value-type="float" office:value="-4470">
            <text:p>-4470</text:p>
          </table:table-cell>
          <table:table-cell table:formula="oooc:=-[Gastos.C23]" office:value-type="float" office:value="-4470">
            <text:p>-4470</text:p>
          </table:table-cell>
          <table:table-cell table:formula="oooc:=-[Gastos.C23]" office:value-type="float" office:value="-4470">
            <text:p>-4470</text:p>
          </table:table-cell>
          <table:table-cell table:style-name="ce27" table:formula="oooc:=-[Gastos.C23]" office:value-type="float" office:value="-4470">
            <text:p>-4470</text:p>
          </table:table-cell>
        </table:table-row>
        <table:table-row table:style-name="ro1">
          <table:table-cell office:value-type="string">
            <text:p>Recursos Humanos (Costos Operativos)</text:p>
          </table:table-cell>
          <table:table-cell/>
          <table:table-cell table:formula="oooc:=-[Sueldos.B2]" office:value-type="float" office:value="-217800">
            <text:p>-217800</text:p>
          </table:table-cell>
          <table:table-cell table:formula="oooc:=-[Sueldos.B2]" office:value-type="float" office:value="-217800">
            <text:p>-217800</text:p>
          </table:table-cell>
          <table:table-cell table:formula="oooc:=-[Sueldos.B2]" office:value-type="float" office:value="-217800">
            <text:p>-217800</text:p>
          </table:table-cell>
          <table:table-cell table:formula="oooc:=-[Sueldos.B2]" office:value-type="float" office:value="-217800">
            <text:p>-217800</text:p>
          </table:table-cell>
          <table:table-cell table:formula="oooc:=-[Sueldos.B2]" office:value-type="float" office:value="-217800">
            <text:p>-217800</text:p>
          </table:table-cell>
          <table:table-cell table:formula="oooc:=-[Sueldos.B2]" office:value-type="float" office:value="-217800">
            <text:p>-217800</text:p>
          </table:table-cell>
          <table:table-cell table:formula="oooc:=-[Sueldos.B2]" office:value-type="float" office:value="-217800">
            <text:p>-217800</text:p>
          </table:table-cell>
          <table:table-cell table:formula="oooc:=-[Sueldos.B2]" office:value-type="float" office:value="-217800">
            <text:p>-217800</text:p>
          </table:table-cell>
          <table:table-cell table:formula="oooc:=-[Sueldos.B2]" office:value-type="float" office:value="-217800">
            <text:p>-217800</text:p>
          </table:table-cell>
          <table:table-cell table:style-name="ce27" table:formula="oooc:=-[Sueldos.B2]" office:value-type="float" office:value="-217800">
            <text:p>-217800</text:p>
          </table:table-cell>
        </table:table-row>
        <table:table-row table:style-name="ro1" table:number-rows-repeated="4">
          <table:table-cell table:number-columns-repeated="11"/>
          <table:table-cell table:style-name="ce27"/>
        </table:table-row>
        <table:table-row table:style-name="ro1">
          <table:table-cell table:style-name="ce6" office:value-type="string">
            <text:p>Utilidad Bruta</text:p>
          </table:table-cell>
          <table:table-cell table:formula="oooc:=SUM([.B6:.B16])" office:value-type="float" office:value="-35279">
            <text:p>-35279</text:p>
          </table:table-cell>
          <table:table-cell table:formula="oooc:=SUM([.C6:.C16])" office:value-type="float" office:value="-52096.4249999999">
            <text:p>-52096.43</text:p>
          </table:table-cell>
          <table:table-cell table:formula="oooc:=SUM([.D6:.D16])" office:value-type="float" office:value="70548.825">
            <text:p>70548.83</text:p>
          </table:table-cell>
          <table:table-cell table:formula="oooc:=SUM([.E6:.E16])" office:value-type="float" office:value="174052.875">
            <text:p>174052.88</text:p>
          </table:table-cell>
          <table:table-cell table:formula="oooc:=SUM([.F6:.F16])" office:value-type="float" office:value="237384.975">
            <text:p>237384.98</text:p>
          </table:table-cell>
          <table:table-cell table:formula="oooc:=SUM([.G6:.G16])" office:value-type="float" office:value="318097.425">
            <text:p>318097.43</text:p>
          </table:table-cell>
          <table:table-cell table:formula="oooc:=SUM([.H6:.H16])" office:value-type="float" office:value="416412.525">
            <text:p>416412.53</text:p>
          </table:table-cell>
          <table:table-cell table:formula="oooc:=SUM([.I6:.I16])" office:value-type="float" office:value="474444.525">
            <text:p>474444.53</text:p>
          </table:table-cell>
          <table:table-cell table:formula="oooc:=SUM([.J6:.J16])" office:value-type="float" office:value="582950.325">
            <text:p>582950.33</text:p>
          </table:table-cell>
          <table:table-cell table:formula="oooc:=SUM([.K6:.K16])" office:value-type="float" office:value="593176.125">
            <text:p>593176.13</text:p>
          </table:table-cell>
          <table:table-cell table:style-name="ce15" table:formula="oooc:=SUM([.L6:.L16])" office:value-type="float" office:value="603401.925">
            <text:p>603401.93</text:p>
          </table:table-cell>
        </table:table-row>
        <table:table-row table:style-name="ro1">
          <table:table-cell office:value-type="string">
            <text:p>Impuesto a las Ganancias</text:p>
          </table:table-cell>
          <table:table-cell/>
          <table:table-cell table:formula="oooc:=-0.35*SUM([.C7:.C10])" office:value-type="float" office:value="-59560.75125">
            <text:p>-59560.75</text:p>
          </table:table-cell>
          <table:table-cell table:formula="oooc:=-0.35*SUM([.D7:.D10])" office:value-type="float" office:value="-102486.58875">
            <text:p>-102486.59</text:p>
          </table:table-cell>
          <table:table-cell table:formula="oooc:=-0.35*SUM([.E7:.E10])" office:value-type="float" office:value="-138713.00625">
            <text:p>-138713.01</text:p>
          </table:table-cell>
          <table:table-cell table:formula="oooc:=-0.35*SUM([.F7:.F10])" office:value-type="float" office:value="-160879.24125">
            <text:p>-160879.24</text:p>
          </table:table-cell>
          <table:table-cell table:formula="oooc:=-0.35*SUM([.G7:.G10])" office:value-type="float" office:value="-189128.59875">
            <text:p>-189128.6</text:p>
          </table:table-cell>
          <table:table-cell table:formula="oooc:=-0.35*SUM([.H7:.H10])" office:value-type="float" office:value="-223538.88375">
            <text:p>-223538.88</text:p>
          </table:table-cell>
          <table:table-cell table:formula="oooc:=-0.35*SUM([.I7:.I10])" office:value-type="float" office:value="-243850.08375">
            <text:p>-243850.08</text:p>
          </table:table-cell>
          <table:table-cell table:formula="oooc:=-0.35*SUM([.J7:.J10])" office:value-type="float" office:value="-281827.11375">
            <text:p>-281827.11</text:p>
          </table:table-cell>
          <table:table-cell table:formula="oooc:=-0.35*SUM([.K7:.K10])" office:value-type="float" office:value="-285406.14375">
            <text:p>-285406.14</text:p>
          </table:table-cell>
          <table:table-cell table:style-name="ce15" table:formula="oooc:=-0.35*SUM([.L7:.L10])" office:value-type="float" office:value="-288985.17375">
            <text:p>-288985.17</text:p>
          </table:table-cell>
        </table:table-row>
        <table:table-row table:style-name="ro1">
          <table:table-cell table:style-name="ce7" office:value-type="string">
            <text:p>Costo Financiero</text:p>
          </table:table-cell>
          <table:table-cell table:style-name="ce16"/>
          <table:table-cell table:style-name="ce16" table:formula="oooc:=-[.B30]/[.B31]" office:value-type="float" office:value="-10625">
            <text:p>-10625</text:p>
          </table:table-cell>
          <table:table-cell table:style-name="ce16" table:formula="oooc:=IF([.C5]&lt;[.B31];-[.B30]/[.B31];0)" office:value-type="float" office:value="-10625">
            <text:p>-10625</text:p>
          </table:table-cell>
          <table:table-cell table:style-name="ce16" table:formula="oooc:=IF([.D5]&lt;[.B31];-[.B30]/[.B31];0)" office:value-type="float" office:value="-10625">
            <text:p>-10625</text:p>
          </table:table-cell>
          <table:table-cell table:style-name="ce16" table:formula="oooc:=IF([.E5]&lt;[.B31];-[.B30]/[.B31];0)" office:value-type="float" office:value="-10625">
            <text:p>-10625</text:p>
          </table:table-cell>
          <table:table-cell table:style-name="ce16" table:formula="oooc:=IF([.F5]&lt;[.B31];[.B30]/[.B31];0)" office:value-type="float" office:value="0">
            <text:p>0</text:p>
          </table:table-cell>
          <table:table-cell table:style-name="ce16" table:formula="oooc:=IF([.G5]&lt;[.B31];[.B30]/[.B31];0)" office:value-type="float" office:value="0">
            <text:p>0</text:p>
          </table:table-cell>
          <table:table-cell table:style-name="ce16" table:formula="oooc:=IF([.H5]&lt;[.B31];[.B30]/[.B31];0)" office:value-type="float" office:value="0">
            <text:p>0</text:p>
          </table:table-cell>
          <table:table-cell table:style-name="ce16" table:formula="oooc:=IF([.I5]&lt;[.B31];[.B30]/[.B31];0)" office:value-type="float" office:value="0">
            <text:p>0</text:p>
          </table:table-cell>
          <table:table-cell table:style-name="ce16" table:formula="oooc:=IF([.J5]&lt;[.B31];[.B30]/[.B31];0)" office:value-type="float" office:value="0">
            <text:p>0</text:p>
          </table:table-cell>
          <table:table-cell table:style-name="ce16" table:formula="oooc:=IF([.K5]&lt;[.B31];[.B30]/[.B31];0)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Utilidad Neta</text:p>
          </table:table-cell>
          <table:table-cell table:formula="oooc:=[.B17]+[.B18]" office:value-type="float" office:value="-35279">
            <text:p>-35279</text:p>
          </table:table-cell>
          <table:table-cell table:formula="oooc:=SUM([.C17:.C19])" office:value-type="float" office:value="-122282.17625">
            <text:p>-122282.18</text:p>
          </table:table-cell>
          <table:table-cell table:formula="oooc:=SUM([.D17:.D19])" office:value-type="float" office:value="-42562.76375">
            <text:p>-42562.76</text:p>
          </table:table-cell>
          <table:table-cell table:formula="oooc:=SUM([.E17:.E19])" office:value-type="float" office:value="24714.86875">
            <text:p>24714.87</text:p>
          </table:table-cell>
          <table:table-cell table:formula="oooc:=SUM([.F17:.F19])" office:value-type="float" office:value="65880.73375">
            <text:p>65880.73</text:p>
          </table:table-cell>
          <table:table-cell table:formula="oooc:=SUM([.G17:.G19])" office:value-type="float" office:value="128968.82625">
            <text:p>128968.83</text:p>
          </table:table-cell>
          <table:table-cell table:formula="oooc:=SUM([.H17:.H19])" office:value-type="float" office:value="192873.64125">
            <text:p>192873.64</text:p>
          </table:table-cell>
          <table:table-cell table:formula="oooc:=SUM([.I17:.I19])" office:value-type="float" office:value="230594.44125">
            <text:p>230594.44</text:p>
          </table:table-cell>
          <table:table-cell table:formula="oooc:=SUM([.J17:.J19])" office:value-type="float" office:value="301123.21125">
            <text:p>301123.21</text:p>
          </table:table-cell>
          <table:table-cell table:formula="oooc:=SUM([.K17:.K19])" office:value-type="float" office:value="307769.98125">
            <text:p>307769.98</text:p>
          </table:table-cell>
          <table:table-cell table:style-name="ce15" table:formula="oooc:=SUM([.L17:.L19])" office:value-type="float" office:value="314416.75125">
            <text:p>314416.75</text:p>
          </table:table-cell>
        </table:table-row>
        <table:table-row table:style-name="ro1">
          <table:table-cell office:value-type="string">
            <text:p>Capital de Trabajo Inicial</text:p>
          </table:table-cell>
          <table:table-cell table:formula="oooc:=-[Inversiones.B3]" office:value-type="float" office:value="-19470">
            <text:p>-19470</text:p>
          </table:table-cell>
          <table:table-cell table:number-columns-repeated="9"/>
          <table:table-cell table:style-name="ce27"/>
        </table:table-row>
        <table:table-row table:style-name="ro1">
          <table:table-cell table:style-name="ce8" office:value-type="string">
            <text:p>FLUJO DE CAJA</text:p>
          </table:table-cell>
          <table:table-cell table:style-name="ce17" table:formula="oooc:=[.B20]+[.B21]" office:value-type="float" office:value="-54749">
            <text:p>-54749</text:p>
          </table:table-cell>
          <table:table-cell table:style-name="ce17" table:formula="oooc:=[.C20]+[.C21]" office:value-type="float" office:value="-122282.17625">
            <text:p>-122282.18</text:p>
          </table:table-cell>
          <table:table-cell table:style-name="ce17" table:formula="oooc:=[.D20]+[.D21]" office:value-type="float" office:value="-42562.76375">
            <text:p>-42562.76</text:p>
          </table:table-cell>
          <table:table-cell table:style-name="ce17" table:formula="oooc:=[.E20]+[.E21]" office:value-type="float" office:value="24714.86875">
            <text:p>24714.87</text:p>
          </table:table-cell>
          <table:table-cell table:style-name="ce17" table:formula="oooc:=[.F20]+[.F21]" office:value-type="float" office:value="65880.73375">
            <text:p>65880.73</text:p>
          </table:table-cell>
          <table:table-cell table:style-name="ce17" table:formula="oooc:=[.G20]+[.G21]" office:value-type="float" office:value="128968.82625">
            <text:p>128968.83</text:p>
          </table:table-cell>
          <table:table-cell table:style-name="ce17" table:formula="oooc:=[.H20]+[.H21]" office:value-type="float" office:value="192873.64125">
            <text:p>192873.64</text:p>
          </table:table-cell>
          <table:table-cell table:style-name="ce17" table:formula="oooc:=[.I20]+[.I21]" office:value-type="float" office:value="230594.44125">
            <text:p>230594.44</text:p>
          </table:table-cell>
          <table:table-cell table:style-name="ce17" table:formula="oooc:=[.J20]+[.J21]" office:value-type="float" office:value="301123.21125">
            <text:p>301123.21</text:p>
          </table:table-cell>
          <table:table-cell table:style-name="ce17" table:formula="oooc:=[.K20]+[.K21]" office:value-type="float" office:value="307769.98125">
            <text:p>307769.98</text:p>
          </table:table-cell>
          <table:table-cell table:style-name="ce17" table:formula="oooc:=[.L20]+[.L21]" office:value-type="float" office:value="314416.75125">
            <text:p>314416.75</text:p>
          </table:table-cell>
        </table:table-row>
        <table:table-row table:style-name="ro1">
          <table:table-cell table:style-name="ce9" office:value-type="string">
            <text:p>ANO</text:p>
          </table:table-cell>
          <table:table-cell table:style-name="ce18" table:number-columns-repeated="10"/>
          <table:table-cell table:style-name="ce29"/>
        </table:table-row>
        <table:table-row table:style-name="ro1">
          <table:table-cell table:style-name="ce10" office:value-type="string">
            <text:p>VAN</text:p>
          </table:table-cell>
          <table:table-cell table:style-name="ce19" table:formula="oooc:=NPV([.E24];[.C22:.L22])-[.B22]" office:value-type="currency" office:currency="USD" office:value="467989.10996091">
            <text:p>$467,989.11</text:p>
          </table:table-cell>
          <table:table-cell table:style-name="ce18"/>
          <table:table-cell table:style-name="ce24" office:value-type="string">
            <text:p>TASA DESCUENTO</text:p>
          </table:table-cell>
          <table:table-cell table:style-name="ce24" office:value-type="float" office:value="0.15">
            <text:p>0.15</text:p>
          </table:table-cell>
          <table:table-cell table:style-name="ce18" table:number-columns-repeated="6"/>
          <table:table-cell table:style-name="ce29"/>
        </table:table-row>
        <table:table-row table:style-name="ro1">
          <table:table-cell table:style-name="ce11" office:value-type="string">
            <text:p>TIR</text:p>
          </table:table-cell>
          <table:table-cell table:style-name="ce20" table:formula="oooc:=IRR([.B22:.L22])" office:value-type="percentage" office:value="0.368342501930252">
            <text:p>36.83%</text:p>
          </table:table-cell>
          <table:table-cell table:style-name="ce22"/>
          <table:table-cell table:style-name="ce25" office:value-type="string">
            <text:p>CAPITAL DE TRABAJO</text:p>
          </table:table-cell>
          <table:table-cell table:style-name="ce25" table:formula="oooc:=SUMIF([.C22:.L22];&quot;&lt;0&quot;;[.C22:.L22])" office:value-type="float" office:value="-164844.94">
            <text:p>-164844.94</text:p>
          </table:table-cell>
          <table:table-cell table:style-name="ce22" table:number-columns-repeated="6"/>
          <table:table-cell table:style-name="ce30"/>
        </table:table-row>
        <table:table-row table:style-name="ro1">
          <table:table-cell table:style-name="ce12" office:value-type="string">
            <text:p>Período de Recuperación</text:p>
          </table:table-cell>
          <table:table-cell table:style-name="ce21" table:formula="oooc:=COUNTIF([.C22:.L22];&quot;&lt;=0&quot;)+1" office:value-type="float" office:value="3">
            <text:p>3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3" office:value-type="string">
            <text:p>Prestamo</text:p>
          </table:table-cell>
          <table:table-cell table:style-name="Default" office:value-type="float" office:value="170000">
            <text:p>170000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3" office:value-type="string">
            <text:p>Interes % Prestamo</text:p>
          </table:table-cell>
          <table:table-cell table:style-name="Default" office:value-type="float" office:value="0.25">
            <text:p>0.25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3" office:value-type="string">
            <text:p>Interes</text:p>
          </table:table-cell>
          <table:table-cell table:style-name="Default" table:formula="oooc:=[.B28]*[.B29]" office:value-type="float" office:value="42500">
            <text:p>42500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3" office:value-type="string">
            <text:p>Período Prestamo</text:p>
          </table:table-cell>
          <table:table-cell table:style-name="Default" office:value-type="float" office:value="4">
            <text:p>4</text:p>
          </table:table-cell>
          <table:table-cell table:style-name="Default" table:number-columns-repeated="9"/>
          <table:table-cell/>
        </table:table-row>
      </table:table>
      <table:table table:name="Ventas" table:style-name="ta1" table:print="false">
        <table:table-column table:style-name="co1" table:default-cell-style-name="ce33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6" table:number-columns-repeated="2" table:default-cell-style-name="ce39"/>
        <table:table-column table:style-name="co9" table:default-cell-style-name="ce39"/>
        <table:table-column table:style-name="co10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39"/>
        <table:table-column table:style-name="co12" table:default-cell-style-name="ce39"/>
        <table:table-column table:style-name="co2" table:default-cell-style-name="ce55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table:style-name="ce31" office:value-type="string">
            <text:p>Servicio en Hs por mes por equipo</text:p>
          </table:table-cell>
          <table:table-cell table:style-name="Default"/>
          <table:table-cell table:style-name="ce31" office:value-type="string">
            <text:p>Mercado</text:p>
          </table:table-cell>
          <table:table-cell table:style-name="ce31" office:value-type="string">
            <text:p>Total Maquinas</text:p>
          </table:table-cell>
          <table:table-cell table:style-name="ce31" office:value-type="string">
            <text:p>Servers</text:p>
          </table:table-cell>
          <table:table-cell table:style-name="ce31" office:value-type="string">
            <text:p>Terminales</text:p>
          </table:table-cell>
          <table:table-cell table:style-name="ce31" office:value-type="string">
            <text:p>Porcentaje a Migrar</text:p>
          </table:table-cell>
          <table:table-cell table:style-name="ce31" office:value-type="string">
            <text:p>Años para migrar</text:p>
          </table:table-cell>
          <table:table-cell table:style-name="ce48" office:value-type="string">
            <text:p>Precio</text:p>
          </table:table-cell>
          <table:table-cell table:style-name="ce51" office:value-type="string">
            <text:p>Monto</text:p>
          </table:table-cell>
          <table:table-cell table:style-name="ce31" office:value-type="string">
            <text:p>Horas por Server</text:p>
          </table:table-cell>
          <table:table-cell table:style-name="ce31" office:value-type="string">
            <text:p>Horas por Terminal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string">
            <text:p>Estado</text:p>
          </table:table-cell>
          <table:table-cell table:style-name="Default" office:value-type="float" office:value="6000">
            <text:p>6000</text:p>
          </table:table-cell>
          <table:table-cell table:style-name="Default" office:value-type="float" office:value="0.1">
            <text:p>0.1</text:p>
          </table:table-cell>
          <table:table-cell table:style-name="Default" table:formula="oooc:=1-[.E2]" office:value-type="float" office:value="0.9">
            <text:p>0.9</text:p>
          </table:table-cell>
          <table:table-cell table:style-name="Default" office:value-type="float" office:value="0.8">
            <text:p>0.8</text:p>
          </table:table-cell>
          <table:table-cell table:style-name="Default" office:value-type="float" office:value="5">
            <text:p>5</text:p>
          </table:table-cell>
          <table:table-cell table:style-name="ce49" office:value-type="string">
            <text:p>Server</text:p>
          </table:table-cell>
          <table:table-cell table:style-name="ce52" table:formula="oooc:=[.K2]*[.J4]" office:value-type="float" office:value="3000">
            <text:p>300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0.1">
            <text:p>0.1</text:p>
          </table:table-cell>
          <table:table-cell table:style-name="Default"/>
          <table:table-cell table:style-name="Default" office:value-type="string">
            <text:p>Universidades</text:p>
          </table:table-cell>
          <table:table-cell table:style-name="Default" office:value-type="float" office:value="2100">
            <text:p>2100</text:p>
          </table:table-cell>
          <table:table-cell table:style-name="Default" office:value-type="float" office:value="0.1">
            <text:p>0.1</text:p>
          </table:table-cell>
          <table:table-cell table:style-name="Default" table:formula="oooc:=1-[.E3]" office:value-type="float" office:value="0.9">
            <text:p>0.9</text:p>
          </table:table-cell>
          <table:table-cell table:style-name="Default" office:value-type="float" office:value="0.5">
            <text:p>0.5</text:p>
          </table:table-cell>
          <table:table-cell table:style-name="Default"/>
          <table:table-cell table:style-name="ce50" office:value-type="string">
            <text:p>Terminal</text:p>
          </table:table-cell>
          <table:table-cell table:style-name="ce53" table:formula="oooc:=[.L2]*[.J4]" office:value-type="float" office:value="600">
            <text:p>600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table:formula="oooc:=[.A2]+[.A3]" office:value-type="float" office:value="1.1">
            <text:p>1.1</text:p>
          </table:table-cell>
          <table:table-cell table:style-name="Default" table:number-columns-repeated="7"/>
          <table:table-cell table:style-name="ce50" office:value-type="string">
            <text:p>Hora Servicio</text:p>
          </table:table-cell>
          <table:table-cell table:style-name="ce53" office:value-type="float" office:value="60">
            <text:p>60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" office:value-type="string">
            <text:p>NO MODIFICAR LO QUE ESTA EN COLOR</text:p>
          </table:table-cell>
          <table:table-cell table:style-name="ce31" table:number-columns-repeated="2"/>
          <table:table-cell table:style-name="Default"/>
          <table:table-cell table:style-name="ce31" table:number-columns-repeated="6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32"/>
          <table:table-cell table:style-name="ce38" office:value-type="string">
            <text:p>Migraciones x mes</text:p>
          </table:table-cell>
          <table:table-cell table:style-name="ce45" table:number-columns-repeated="10"/>
          <table:table-cell table:style-name="ce54"/>
          <table:table-cell table:number-columns-repeated="8"/>
        </table:table-row>
        <table:table-row table:style-name="ro1">
          <table:table-cell office:value-type="string">
            <text:p>Servers</text:p>
          </table:table-cell>
          <table:table-cell table:formula="oooc:=((([.D2]*[.E2]*[.G2])+([.D3]*[.E3]*[.G3]))/[.H2])/12" office:value-type="float" office:value="9.75">
            <text:p>9.75</text:p>
          </table:table-cell>
          <table:table-cell/>
          <table:table-cell table:style-name="ce46" office:value-type="string">
            <text:p>Personas x Server</text:p>
          </table:table-cell>
          <table:table-cell table:style-name="ce46" table:formula="oooc:=([.B7]*[.K2])/[.E10]" office:value-type="float" office:value="2.76988636363636">
            <text:p>2.77</text:p>
          </table:table-cell>
          <table:table-cell table:number-columns-repeated="16"/>
        </table:table-row>
        <table:table-row table:style-name="ro1">
          <table:table-cell office:value-type="string">
            <text:p>Terminales</text:p>
          </table:table-cell>
          <table:table-cell table:style-name="ce40" table:formula="oooc:=((([.D2]*[.F2]*[.G2])+([.D3]*[.F3]*[.G3]))/[.H2])/12" office:value-type="float" office:value="87.75">
            <text:p>87.75</text:p>
          </table:table-cell>
          <table:table-cell/>
          <table:table-cell table:style-name="ce46" office:value-type="string">
            <text:p>Personas x Terminal</text:p>
          </table:table-cell>
          <table:table-cell table:style-name="ce46" table:formula="oooc:=([.B8]*[.L2])/[.E10]" office:value-type="float" office:value="4.98579545454545">
            <text:p>4.99</text:p>
          </table:table-cell>
          <table:table-cell table:number-columns-repeated="16"/>
        </table:table-row>
        <table:table-row table:style-name="ro1">
          <table:table-cell table:style-name="ce34" office:value-type="string">
            <text:p>TOTAL</text:p>
          </table:table-cell>
          <table:table-cell table:formula="oooc:=[.B7]+[.B8]" office:value-type="float" office:value="97.5">
            <text:p>97.5</text:p>
          </table:table-cell>
          <table:table-cell/>
          <table:table-cell table:style-name="ce42" office:value-type="string">
            <text:p>Personas Total</text:p>
          </table:table-cell>
          <table:table-cell table:style-name="ce42" table:formula="oooc:=ROUNDUP([.E7]+[.E8])" office:value-type="float" office:value="8">
            <text:p>8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47" office:value-type="string">
            <text:p>Horas Mensuales</text:p>
          </table:table-cell>
          <table:table-cell table:style-name="ce47" table:formula="oooc:=22*8" office:value-type="float" office:value="176">
            <text:p>176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table:style-name="ce35" office:value-type="string">
            <text:p>Porcentaje de las ventas estimadas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35"/>
          <table:table-cell table:number-columns-repeated="20"/>
        </table:table-row>
        <table:table-row table:style-name="ro1">
          <table:table-cell table:style-name="ce36" office:value-type="string">
            <text:p>Mes</text:p>
          </table:table-cell>
          <table:table-cell table:style-name="ce41" office:value-type="string">
            <text:p>enero</text:p>
          </table:table-cell>
          <table:table-cell table:style-name="ce41" office:value-type="string">
            <text:p>febrero</text:p>
          </table:table-cell>
          <table:table-cell table:style-name="ce41" office:value-type="string">
            <text:p>marzo</text:p>
          </table:table-cell>
          <table:table-cell table:style-name="ce41" office:value-type="string">
            <text:p>abril</text:p>
          </table:table-cell>
          <table:table-cell table:style-name="ce41" office:value-type="string">
            <text:p>mayo</text:p>
          </table:table-cell>
          <table:table-cell table:style-name="ce41" office:value-type="string">
            <text:p>junio</text:p>
          </table:table-cell>
          <table:table-cell table:style-name="ce41" office:value-type="string">
            <text:p>julio</text:p>
          </table:table-cell>
          <table:table-cell table:style-name="ce41" office:value-type="string">
            <text:p>agosto</text:p>
          </table:table-cell>
          <table:table-cell table:style-name="ce41" office:value-type="string">
            <text:p>septiembre</text:p>
          </table:table-cell>
          <table:table-cell table:style-name="ce41" office:value-type="string">
            <text:p>octubre</text:p>
          </table:table-cell>
          <table:table-cell table:style-name="ce41" office:value-type="string">
            <text:p>noviembre</text:p>
          </table:table-cell>
          <table:table-cell table:style-name="ce56" office:value-type="string">
            <text:p>diciembre</text:p>
          </table:table-cell>
          <table:table-cell table:number-columns-repeated="5"/>
          <table:table-cell table:style-name="ce59" table:number-columns-repeated="3"/>
        </table:table-row>
        <table:table-row table:style-name="ro1">
          <table:table-cell office:value-type="string">
            <text:p>Porcentaje año 1</text:p>
          </table:table-cell>
          <table:table-cell table:number-columns-repeated="2" table:style-name="ce42" office:value-type="float" office:value="0.2">
            <text:p>0.2</text:p>
          </table:table-cell>
          <table:table-cell table:style-name="ce42" office:value-type="float" office:value="0.1">
            <text:p>0.1</text:p>
          </table:table-cell>
          <table:table-cell table:style-name="ce42" office:value-type="float" office:value="0.05">
            <text:p>0.05</text:p>
          </table:table-cell>
          <table:table-cell table:style-name="ce42" office:value-type="float" office:value="0.1">
            <text:p>0.1</text:p>
          </table:table-cell>
          <table:table-cell table:style-name="ce42" office:value-type="float" office:value="0.2">
            <text:p>0.2</text:p>
          </table:table-cell>
          <table:table-cell table:style-name="ce42" office:value-type="float" office:value="0.3">
            <text:p>0.3</text:p>
          </table:table-cell>
          <table:table-cell table:style-name="ce42" office:value-type="float" office:value="0.1">
            <text:p>0.1</text:p>
          </table:table-cell>
          <table:table-cell table:number-columns-repeated="2" table:style-name="ce42" office:value-type="float" office:value="0.05">
            <text:p>0.05</text:p>
          </table:table-cell>
          <table:table-cell table:style-name="ce42" office:value-type="float" office:value="0.3">
            <text:p>0.3</text:p>
          </table:table-cell>
          <table:table-cell table:style-name="ce57" office:value-type="float" office:value="0.4">
            <text:p>0.4</text:p>
          </table:table-cell>
          <table:table-cell table:number-columns-repeated="8"/>
        </table:table-row>
        <table:table-row table:style-name="ro1">
          <table:table-cell office:value-type="string">
            <text:p>Porcentaje año 2</text:p>
          </table:table-cell>
          <table:table-cell table:style-name="ce42" office:value-type="float" office:value="0.3">
            <text:p>0.3</text:p>
          </table:table-cell>
          <table:table-cell table:style-name="ce42" office:value-type="float" office:value="0.4">
            <text:p>0.4</text:p>
          </table:table-cell>
          <table:table-cell table:number-columns-repeated="2" table:style-name="ce42" office:value-type="float" office:value="0.2">
            <text:p>0.2</text:p>
          </table:table-cell>
          <table:table-cell table:style-name="ce42" office:value-type="float" office:value="0.1">
            <text:p>0.1</text:p>
          </table:table-cell>
          <table:table-cell table:style-name="ce42" office:value-type="float" office:value="0.3">
            <text:p>0.3</text:p>
          </table:table-cell>
          <table:table-cell table:style-name="ce42" office:value-type="float" office:value="0.4">
            <text:p>0.4</text:p>
          </table:table-cell>
          <table:table-cell table:style-name="ce42" office:value-type="float" office:value="0.2">
            <text:p>0.2</text:p>
          </table:table-cell>
          <table:table-cell table:style-name="ce42" office:value-type="float" office:value="0.1">
            <text:p>0.1</text:p>
          </table:table-cell>
          <table:table-cell table:number-columns-repeated="2" table:style-name="ce42" office:value-type="float" office:value="0.4">
            <text:p>0.4</text:p>
          </table:table-cell>
          <table:table-cell table:style-name="ce57" office:value-type="float" office:value="0.5">
            <text:p>0.5</text:p>
          </table:table-cell>
          <table:table-cell table:number-columns-repeated="8"/>
        </table:table-row>
        <table:table-row table:style-name="ro1">
          <table:table-cell office:value-type="string">
            <text:p>Porcentaje año 3</text:p>
          </table:table-cell>
          <table:table-cell table:number-columns-repeated="2" table:style-name="ce42" office:value-type="float" office:value="0.3">
            <text:p>0.3</text:p>
          </table:table-cell>
          <table:table-cell table:number-columns-repeated="2" table:style-name="ce42" office:value-type="float" office:value="0.2">
            <text:p>0.2</text:p>
          </table:table-cell>
          <table:table-cell table:style-name="ce42" office:value-type="float" office:value="0.4">
            <text:p>0.4</text:p>
          </table:table-cell>
          <table:table-cell table:number-columns-repeated="2" table:style-name="ce42" office:value-type="float" office:value="0.5">
            <text:p>0.5</text:p>
          </table:table-cell>
          <table:table-cell table:style-name="ce42" office:value-type="float" office:value="0.2">
            <text:p>0.2</text:p>
          </table:table-cell>
          <table:table-cell table:style-name="ce42" office:value-type="float" office:value="0.1">
            <text:p>0.1</text:p>
          </table:table-cell>
          <table:table-cell table:number-columns-repeated="2" table:style-name="ce42" office:value-type="float" office:value="0.6">
            <text:p>0.6</text:p>
          </table:table-cell>
          <table:table-cell table:style-name="ce57" office:value-type="float" office:value="0.8">
            <text:p>0.8</text:p>
          </table:table-cell>
          <table:table-cell table:number-columns-repeated="8"/>
        </table:table-row>
        <table:table-row table:style-name="ro1">
          <table:table-cell office:value-type="string">
            <text:p>Porcentaje año 4</text:p>
          </table:table-cell>
          <table:table-cell table:number-columns-repeated="2" table:style-name="ce42" office:value-type="float" office:value="0.4">
            <text:p>0.4</text:p>
          </table:table-cell>
          <table:table-cell table:number-columns-repeated="2" table:style-name="ce42" office:value-type="float" office:value="0.3">
            <text:p>0.3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0.6">
            <text:p>0.6</text:p>
          </table:table-cell>
          <table:table-cell table:style-name="ce42" office:value-type="float" office:value="0.4">
            <text:p>0.4</text:p>
          </table:table-cell>
          <table:table-cell table:style-name="ce42" office:value-type="float" office:value="0.3">
            <text:p>0.3</text:p>
          </table:table-cell>
          <table:table-cell table:style-name="ce42" office:value-type="float" office:value="0.2">
            <text:p>0.2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0.6">
            <text:p>0.6</text:p>
          </table:table-cell>
          <table:table-cell table:style-name="ce57" office:value-type="float" office:value="0.9">
            <text:p>0.9</text:p>
          </table:table-cell>
          <table:table-cell table:number-columns-repeated="8"/>
        </table:table-row>
        <table:table-row table:style-name="ro1">
          <table:table-cell office:value-type="string">
            <text:p>Porcentaje año 5</text:p>
          </table:table-cell>
          <table:table-cell table:style-name="ce42" office:value-type="float" office:value="0.4">
            <text:p>0.4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0.3">
            <text:p>0.3</text:p>
          </table:table-cell>
          <table:table-cell table:style-name="ce42" office:value-type="float" office:value="0.4">
            <text:p>0.4</text:p>
          </table:table-cell>
          <table:table-cell table:style-name="ce42" office:value-type="float" office:value="0.6">
            <text:p>0.6</text:p>
          </table:table-cell>
          <table:table-cell table:style-name="ce42" office:value-type="float" office:value="0.7">
            <text:p>0.7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0.4">
            <text:p>0.4</text:p>
          </table:table-cell>
          <table:table-cell table:style-name="ce42" office:value-type="float" office:value="0.3">
            <text:p>0.3</text:p>
          </table:table-cell>
          <table:table-cell table:style-name="ce42" office:value-type="float" office:value="0.6">
            <text:p>0.6</text:p>
          </table:table-cell>
          <table:table-cell table:style-name="ce42" office:value-type="float" office:value="0.7">
            <text:p>0.7</text:p>
          </table:table-cell>
          <table:table-cell table:style-name="ce57" office:value-type="float" office:value="0.9">
            <text:p>0.9</text:p>
          </table:table-cell>
          <table:table-cell table:number-columns-repeated="8"/>
        </table:table-row>
        <table:table-row table:style-name="ro1">
          <table:table-cell office:value-type="string">
            <text:p>Porcentaje año 6</text:p>
          </table:table-cell>
          <table:table-cell table:style-name="ce42" office:value-type="float" office:value="0.5">
            <text:p>0.5</text:p>
          </table:table-cell>
          <table:table-cell table:number-columns-repeated="2" table:style-name="ce42" office:value-type="float" office:value="0.4">
            <text:p>0.4</text:p>
          </table:table-cell>
          <table:table-cell table:style-name="ce42" office:value-type="float" office:value="0.5">
            <text:p>0.5</text:p>
          </table:table-cell>
          <table:table-cell table:number-columns-repeated="2" table:style-name="ce42" office:value-type="float" office:value="0.7">
            <text:p>0.7</text:p>
          </table:table-cell>
          <table:table-cell table:style-name="ce42" office:value-type="float" office:value="0.6">
            <text:p>0.6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0.4">
            <text:p>0.4</text:p>
          </table:table-cell>
          <table:table-cell table:style-name="ce42" office:value-type="float" office:value="0.8">
            <text:p>0.8</text:p>
          </table:table-cell>
          <table:table-cell table:style-name="ce42" office:value-type="float" office:value="0.9">
            <text:p>0.9</text:p>
          </table:table-cell>
          <table:table-cell table:style-name="ce57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orcentaje año 7</text:p>
          </table:table-cell>
          <table:table-cell table:style-name="ce42" office:value-type="float" office:value="0.7">
            <text:p>0.7</text:p>
          </table:table-cell>
          <table:table-cell table:number-columns-repeated="3" table:style-name="ce42" office:value-type="float" office:value="0.6">
            <text:p>0.6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0.8">
            <text:p>0.8</text:p>
          </table:table-cell>
          <table:table-cell table:style-name="ce42" office:value-type="float" office:value="0.7">
            <text:p>0.7</text:p>
          </table:table-cell>
          <table:table-cell table:style-name="ce42" office:value-type="float" office:value="0.6">
            <text:p>0.6</text:p>
          </table:table-cell>
          <table:table-cell table:style-name="ce42" office:value-type="float" office:value="0.5">
            <text:p>0.5</text:p>
          </table:table-cell>
          <table:table-cell table:number-columns-repeated="2" table:style-name="ce42" office:value-type="float" office:value="0.8">
            <text:p>0.8</text:p>
          </table:table-cell>
          <table:table-cell table:style-name="ce57" office:value-type="float" office:value="0.8">
            <text:p>0.8</text:p>
          </table:table-cell>
          <table:table-cell table:number-columns-repeated="8"/>
        </table:table-row>
        <table:table-row table:style-name="ro1">
          <table:table-cell office:value-type="string">
            <text:p>Porcentaje año 8</text:p>
          </table:table-cell>
          <table:table-cell table:style-name="ce42" office:value-type="float" office:value="0.8">
            <text:p>0.8</text:p>
          </table:table-cell>
          <table:table-cell table:style-name="ce42" office:value-type="float" office:value="0.7">
            <text:p>0.7</text:p>
          </table:table-cell>
          <table:table-cell table:number-columns-repeated="2" table:style-name="ce42" office:value-type="float" office:value="0.8">
            <text:p>0.8</text:p>
          </table:table-cell>
          <table:table-cell table:style-name="ce42" office:value-type="float" office:value="0.7">
            <text:p>0.7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.8">
            <text:p>0.8</text:p>
          </table:table-cell>
          <table:table-cell table:style-name="ce42" office:value-type="float" office:value="0.7">
            <text:p>0.7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0.7">
            <text:p>0.7</text:p>
          </table:table-cell>
          <table:table-cell table:style-name="ce42" office:value-type="float" office:value="0.9">
            <text:p>0.9</text:p>
          </table:table-cell>
          <table:table-cell table:style-name="ce57" office:value-type="float" office:value="0.9">
            <text:p>0.9</text:p>
          </table:table-cell>
          <table:table-cell table:number-columns-repeated="8"/>
        </table:table-row>
        <table:table-row table:style-name="ro1">
          <table:table-cell office:value-type="string">
            <text:p>Porcentaje año 9</text:p>
          </table:table-cell>
          <table:table-cell table:style-name="ce42" office:value-type="float" office:value="0.8">
            <text:p>0.8</text:p>
          </table:table-cell>
          <table:table-cell table:style-name="ce42" office:value-type="float" office:value="0.7">
            <text:p>0.7</text:p>
          </table:table-cell>
          <table:table-cell table:number-columns-repeated="2" table:style-name="ce42" office:value-type="float" office:value="0.8">
            <text:p>0.8</text:p>
          </table:table-cell>
          <table:table-cell table:style-name="ce42" office:value-type="float" office:value="0.7">
            <text:p>0.7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.8">
            <text:p>0.8</text:p>
          </table:table-cell>
          <table:table-cell table:style-name="ce42" office:value-type="float" office:value="0.7">
            <text:p>0.7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0.7">
            <text:p>0.7</text:p>
          </table:table-cell>
          <table:table-cell table:style-name="ce42" office:value-type="float" office:value="0.9">
            <text:p>0.9</text:p>
          </table:table-cell>
          <table:table-cell table:style-name="ce57" office:value-type="float" office:value="0.9">
            <text:p>0.9</text:p>
          </table:table-cell>
          <table:table-cell table:number-columns-repeated="8"/>
        </table:table-row>
        <table:table-row table:style-name="ro1">
          <table:table-cell office:value-type="string">
            <text:p>Porcentaje año 10</text:p>
          </table:table-cell>
          <table:table-cell table:style-name="ce42" office:value-type="float" office:value="0.8">
            <text:p>0.8</text:p>
          </table:table-cell>
          <table:table-cell table:style-name="ce42" office:value-type="float" office:value="0.7">
            <text:p>0.7</text:p>
          </table:table-cell>
          <table:table-cell table:number-columns-repeated="2" table:style-name="ce42" office:value-type="float" office:value="0.8">
            <text:p>0.8</text:p>
          </table:table-cell>
          <table:table-cell table:style-name="ce42" office:value-type="float" office:value="0.7">
            <text:p>0.7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.8">
            <text:p>0.8</text:p>
          </table:table-cell>
          <table:table-cell table:style-name="ce42" office:value-type="float" office:value="0.7">
            <text:p>0.7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0.7">
            <text:p>0.7</text:p>
          </table:table-cell>
          <table:table-cell table:style-name="ce42" office:value-type="float" office:value="0.9">
            <text:p>0.9</text:p>
          </table:table-cell>
          <table:table-cell table:style-name="ce57" office:value-type="float" office:value="0.9">
            <text:p>0.9</text:p>
          </table:table-cell>
          <table:table-cell table:number-columns-repeated="8"/>
        </table:table-row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table:style-name="ce43" office:value-type="string">
            <text:p>TOTALES SERVERS</text:p>
          </table:table-cell>
          <table:table-cell table:style-name="ce43" office:value-type="string">
            <text:p>TOTALES TERM</text:p>
          </table:table-cell>
          <table:table-cell table:style-name="ce43" office:value-type="string">
            <text:p>TOTAL ACUM SERV</text:p>
          </table:table-cell>
          <table:table-cell table:style-name="ce43" office:value-type="string">
            <text:p>TOTAL ACUM TERM</text:p>
          </table:table-cell>
          <table:table-cell table:style-name="ce43" office:value-type="string">
            <text:p>SERVICIOS SERVER</text:p>
          </table:table-cell>
          <table:table-cell table:style-name="ce43" office:value-type="string">
            <text:p>SERVICIOS TERM</text:p>
          </table:table-cell>
          <table:table-cell table:number-columns-repeated="14"/>
        </table:table-row>
        <table:table-row table:style-name="ro1">
          <table:table-cell office:value-type="string">
            <text:p>AÑO 1</text:p>
          </table:table-cell>
          <table:table-cell table:formula="oooc:=[.B7]*(SUM([.B16:.M16]))" office:value-type="float" office:value="19.9875">
            <text:p>19.99</text:p>
          </table:table-cell>
          <table:table-cell table:formula="oooc:=[.B8]*(SUM([.B16:.M16]))" office:value-type="float" office:value="179.8875">
            <text:p>179.89</text:p>
          </table:table-cell>
          <table:table-cell table:formula="oooc:=SUM([.B30])" office:value-type="float" office:value="19.9875">
            <text:p>19.99</text:p>
          </table:table-cell>
          <table:table-cell table:formula="oooc:=SUM([.C30])" office:value-type="float" office:value="179.8875">
            <text:p>179.89</text:p>
          </table:table-cell>
          <table:table-cell table:formula="oooc:=[.D30]*[.A2]" office:value-type="float" office:value="19.9875">
            <text:p>19.99</text:p>
          </table:table-cell>
          <table:table-cell table:formula="oooc:=[.E30]*[.A3]" office:value-type="float" office:value="17.98875">
            <text:p>17.99</text:p>
          </table:table-cell>
          <table:table-cell table:number-columns-repeated="14"/>
        </table:table-row>
        <table:table-row table:style-name="ro1">
          <table:table-cell office:value-type="string">
            <text:p>AÑO 2</text:p>
          </table:table-cell>
          <table:table-cell table:formula="oooc:=[.B7]*(SUM([.B17:.M17]))" office:value-type="float" office:value="34.125">
            <text:p>34.13</text:p>
          </table:table-cell>
          <table:table-cell table:formula="oooc:=[.B8]*(SUM([.B17:.M17]))" office:value-type="float" office:value="307.125">
            <text:p>307.13</text:p>
          </table:table-cell>
          <table:table-cell table:formula="oooc:=SUM([.B30:.B31])" office:value-type="float" office:value="54.1125">
            <text:p>54.11</text:p>
          </table:table-cell>
          <table:table-cell table:formula="oooc:=SUM([.C30:.C31])" office:value-type="float" office:value="487.0125">
            <text:p>487.01</text:p>
          </table:table-cell>
          <table:table-cell table:formula="oooc:=[.D31]*[.A2]" office:value-type="float" office:value="54.1125">
            <text:p>54.11</text:p>
          </table:table-cell>
          <table:table-cell table:formula="oooc:=[.E31]*[.A3]" office:value-type="float" office:value="48.70125">
            <text:p>48.7</text:p>
          </table:table-cell>
          <table:table-cell table:number-columns-repeated="14"/>
        </table:table-row>
        <table:table-row table:style-name="ro1">
          <table:table-cell office:value-type="string">
            <text:p>AÑO 3</text:p>
          </table:table-cell>
          <table:table-cell table:formula="oooc:=[.B7]*(SUM([.B18:.M18]))" office:value-type="float" office:value="45.825">
            <text:p>45.83</text:p>
          </table:table-cell>
          <table:table-cell table:formula="oooc:=[.B8]*(SUM([.B18:.M18]))" office:value-type="float" office:value="412.425">
            <text:p>412.43</text:p>
          </table:table-cell>
          <table:table-cell table:formula="oooc:=SUM([.B30:.B32])" office:value-type="float" office:value="99.9375">
            <text:p>99.94</text:p>
          </table:table-cell>
          <table:table-cell table:formula="oooc:=SUM([.C30:.C32])" office:value-type="float" office:value="899.4375">
            <text:p>899.44</text:p>
          </table:table-cell>
          <table:table-cell table:formula="oooc:=[.D32]*[.A2]" office:value-type="float" office:value="99.9375">
            <text:p>99.94</text:p>
          </table:table-cell>
          <table:table-cell table:formula="oooc:=[.E32]*[.A3]" office:value-type="float" office:value="89.94375">
            <text:p>89.94</text:p>
          </table:table-cell>
          <table:table-cell table:number-columns-repeated="14"/>
        </table:table-row>
        <table:table-row table:style-name="ro1">
          <table:table-cell office:value-type="string">
            <text:p>AÑO 4</text:p>
          </table:table-cell>
          <table:table-cell table:formula="oooc:=[.B7]*(SUM([.B19:.M19]))" office:value-type="float" office:value="52.65">
            <text:p>52.65</text:p>
          </table:table-cell>
          <table:table-cell table:formula="oooc:=[.B8]*(SUM([.B19:.M19]))" office:value-type="float" office:value="473.85">
            <text:p>473.85</text:p>
          </table:table-cell>
          <table:table-cell table:formula="oooc:=SUM([.B30:.B33])" office:value-type="float" office:value="152.5875">
            <text:p>152.59</text:p>
          </table:table-cell>
          <table:table-cell table:formula="oooc:=SUM([.C30:.C33])" office:value-type="float" office:value="1373.2875">
            <text:p>1373.29</text:p>
          </table:table-cell>
          <table:table-cell table:formula="oooc:=[.D33]*[.A2]" office:value-type="float" office:value="152.5875">
            <text:p>152.59</text:p>
          </table:table-cell>
          <table:table-cell table:formula="oooc:=[.E33]*[.A3]" office:value-type="float" office:value="137.32875">
            <text:p>137.33</text:p>
          </table:table-cell>
          <table:table-cell table:number-columns-repeated="14"/>
        </table:table-row>
        <table:table-row table:style-name="ro1">
          <table:table-cell office:value-type="string">
            <text:p>AÑO 5</text:p>
          </table:table-cell>
          <table:table-cell table:formula="oooc:=[.B7]*(SUM([.B20:.M20]))" office:value-type="float" office:value="61.425">
            <text:p>61.43</text:p>
          </table:table-cell>
          <table:table-cell table:formula="oooc:=[.B8]*(SUM([.B20:.M20]))" office:value-type="float" office:value="552.825">
            <text:p>552.83</text:p>
          </table:table-cell>
          <table:table-cell table:style-name="ce40" table:formula="oooc:=SUM([.B30:.B34])" office:value-type="float" office:value="214.0125">
            <text:p>214.01</text:p>
          </table:table-cell>
          <table:table-cell table:style-name="ce40" table:formula="oooc:=SUM([.C30:.C34])" office:value-type="float" office:value="1926.1125">
            <text:p>1926.11</text:p>
          </table:table-cell>
          <table:table-cell table:formula="oooc:=[.D34]*[.A2]" office:value-type="float" office:value="214.0125">
            <text:p>214.01</text:p>
          </table:table-cell>
          <table:table-cell table:formula="oooc:=[.E34]*[.A3]" office:value-type="float" office:value="192.61125">
            <text:p>192.61</text:p>
          </table:table-cell>
          <table:table-cell table:number-columns-repeated="14"/>
        </table:table-row>
        <table:table-row table:style-name="ro1">
          <table:table-cell office:value-type="string">
            <text:p>AÑO 6</text:p>
          </table:table-cell>
          <table:table-cell table:formula="oooc:=[.B7]*(SUM([.B21:.M21]))" office:value-type="float" office:value="72.15">
            <text:p>72.15</text:p>
          </table:table-cell>
          <table:table-cell table:formula="oooc:=[.B8]*(SUM([.B21:.M21]))" office:value-type="float" office:value="649.35">
            <text:p>649.35</text:p>
          </table:table-cell>
          <table:table-cell table:formula="oooc:=SUM([.B30:.B35])" office:value-type="float" office:value="286.1625">
            <text:p>286.16</text:p>
          </table:table-cell>
          <table:table-cell table:formula="oooc:=SUM([.C30:.C35])" office:value-type="float" office:value="2575.4625">
            <text:p>2575.46</text:p>
          </table:table-cell>
          <table:table-cell table:formula="oooc:=[.D35]*[.A2]" office:value-type="float" office:value="286.1625">
            <text:p>286.16</text:p>
          </table:table-cell>
          <table:table-cell table:formula="oooc:=[.E35]*[.A3]" office:value-type="float" office:value="257.54625">
            <text:p>257.55</text:p>
          </table:table-cell>
          <table:table-cell table:number-columns-repeated="14"/>
        </table:table-row>
        <table:table-row table:style-name="ro1">
          <table:table-cell office:value-type="string">
            <text:p>AÑO 7</text:p>
          </table:table-cell>
          <table:table-cell table:formula="oooc:=[.B7]*(SUM([.B22:.M22]))" office:value-type="float" office:value="78">
            <text:p>78</text:p>
          </table:table-cell>
          <table:table-cell table:formula="oooc:=[.B8]*(SUM([.B22:.M22]))" office:value-type="float" office:value="702">
            <text:p>702</text:p>
          </table:table-cell>
          <table:table-cell table:formula="oooc:=SUM([.B30:.B36])" office:value-type="float" office:value="364.1625">
            <text:p>364.16</text:p>
          </table:table-cell>
          <table:table-cell table:formula="oooc:=SUM([.C30:.C36])" office:value-type="float" office:value="3277.4625">
            <text:p>3277.46</text:p>
          </table:table-cell>
          <table:table-cell table:formula="oooc:=[.D36]*[.A2]" office:value-type="float" office:value="364.1625">
            <text:p>364.16</text:p>
          </table:table-cell>
          <table:table-cell table:formula="oooc:=[.E36]*[.A3]" office:value-type="float" office:value="327.74625">
            <text:p>327.75</text:p>
          </table:table-cell>
          <table:table-cell table:number-columns-repeated="14"/>
        </table:table-row>
        <table:table-row table:style-name="ro1">
          <table:table-cell office:value-type="string">
            <text:p>AÑO 8</text:p>
          </table:table-cell>
          <table:table-cell table:formula="oooc:=[.B7]*(SUM([.B23:.M23]))" office:value-type="float" office:value="89.7">
            <text:p>89.7</text:p>
          </table:table-cell>
          <table:table-cell table:formula="oooc:=[.B8]*(SUM([.B23:.M23]))" office:value-type="float" office:value="807.3">
            <text:p>807.3</text:p>
          </table:table-cell>
          <table:table-cell table:formula="oooc:=SUM([.B30:.B37])" office:value-type="float" office:value="453.8625">
            <text:p>453.86</text:p>
          </table:table-cell>
          <table:table-cell table:formula="oooc:=SUM([.C30:.C37])" office:value-type="float" office:value="4084.7625">
            <text:p>4084.76</text:p>
          </table:table-cell>
          <table:table-cell table:formula="oooc:=[.D37]*[.A2]" office:value-type="float" office:value="453.8625">
            <text:p>453.86</text:p>
          </table:table-cell>
          <table:table-cell table:formula="oooc:=[.E37]*[.A3]" office:value-type="float" office:value="408.47625">
            <text:p>408.48</text:p>
          </table:table-cell>
          <table:table-cell table:number-columns-repeated="14"/>
        </table:table-row>
        <table:table-row table:style-name="ro1">
          <table:table-cell office:value-type="string">
            <text:p>AÑO 9</text:p>
          </table:table-cell>
          <table:table-cell table:formula="oooc:=[.B7]*(SUM([.B24:.M24]))" office:value-type="float" office:value="89.7">
            <text:p>89.7</text:p>
          </table:table-cell>
          <table:table-cell table:formula="oooc:=[.B8]*(SUM([.B24:.M24]))" office:value-type="float" office:value="807.3">
            <text:p>807.3</text:p>
          </table:table-cell>
          <table:table-cell table:style-name="ce40" table:formula="oooc:=SUM([.B30:.B38])" office:value-type="float" office:value="543.5625">
            <text:p>543.56</text:p>
          </table:table-cell>
          <table:table-cell table:style-name="ce40" table:formula="oooc:=SUM([.C30:.C38])" office:value-type="float" office:value="4892.0625">
            <text:p>4892.06</text:p>
          </table:table-cell>
          <table:table-cell table:formula="oooc:=[.D38]*[.A2]" office:value-type="float" office:value="543.5625">
            <text:p>543.56</text:p>
          </table:table-cell>
          <table:table-cell table:formula="oooc:=[.E38]*[.A3]" office:value-type="float" office:value="489.20625">
            <text:p>489.21</text:p>
          </table:table-cell>
          <table:table-cell table:number-columns-repeated="14"/>
        </table:table-row>
        <table:table-row table:style-name="ro1">
          <table:table-cell office:value-type="string">
            <text:p>AÑO 10</text:p>
          </table:table-cell>
          <table:table-cell table:formula="oooc:=[.B7]*(SUM([.B25:.M25]))" office:value-type="float" office:value="89.7">
            <text:p>89.7</text:p>
          </table:table-cell>
          <table:table-cell table:formula="oooc:=[.B8]*(SUM([.B25:.M25]))" office:value-type="float" office:value="807.3">
            <text:p>807.3</text:p>
          </table:table-cell>
          <table:table-cell table:style-name="ce40" table:formula="oooc:=SUM([.B30:.B39])" office:value-type="float" office:value="633.2625">
            <text:p>633.26</text:p>
          </table:table-cell>
          <table:table-cell table:style-name="ce40" table:formula="oooc:=SUM([.C30:.C39])" office:value-type="float" office:value="5699.3625">
            <text:p>5699.36</text:p>
          </table:table-cell>
          <table:table-cell table:formula="oooc:=[.D39]*[.A2]" office:value-type="float" office:value="633.2625">
            <text:p>633.26</text:p>
          </table:table-cell>
          <table:table-cell table:formula="oooc:=[.E39]*[.A3]" office:value-type="float" office:value="569.93625">
            <text:p>569.94</text:p>
          </table:table-cell>
          <table:table-cell table:number-columns-repeated="14"/>
        </table:table-row>
        <table:table-row table:style-name="ro1">
          <table:table-cell table:style-name="ce37"/>
          <table:table-cell table:style-name="ce44" table:number-columns-repeated="11"/>
          <table:table-cell table:style-name="ce58"/>
          <table:table-cell table:number-columns-repeated="8"/>
        </table:table-row>
      </table:table>
      <table:table table:name="Inversiones" table:style-name="ta1" table:print="false">
        <table:table-column table:style-name="co15" table:default-cell-style-name="ce62"/>
        <table:table-column table:style-name="co2" table:default-cell-style-name="Default"/>
        <table:table-column table:style-name="co16" table:default-cell-style-name="Default"/>
        <table:table-column table:style-name="co2" table:default-cell-style-name="ce70"/>
        <table:table-column table:style-name="co2" table:default-cell-style-name="Default"/>
        <table:table-column table:style-name="co2" table:default-cell-style-name="ce62"/>
        <table:table-column table:style-name="co2" table:number-columns-repeated="2" table:default-cell-style-name="Default"/>
        <table:table-column table:style-name="co2" table:default-cell-style-name="ce70"/>
        <table:table-row table:style-name="ro1">
          <table:table-cell table:style-name="ce59" office:value-type="string">
            <text:p>Inversiones</text:p>
          </table:table-cell>
          <table:table-cell/>
          <table:table-cell table:style-name="ce67" office:value-type="string">
            <text:p>No modificar lo que esta en color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60" office:value-type="string">
            <text:p>TOTAL INVERSIONES</text:p>
          </table:table-cell>
          <table:table-cell table:style-name="ce64" table:formula="oooc:=[.D19]+[.I19]" office:value-type="float" office:value="35279">
            <text:p>35279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7" office:value-type="string">
            <text:p>CAPITAL DE TRABAJO</text:p>
          </table:table-cell>
          <table:table-cell table:style-name="ce64" table:formula="oooc:=[Sueldos.C20]+[Gastos.B3]" office:value-type="float" office:value="19470">
            <text:p>1947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61"/>
          <table:table-cell table:style-name="ce65"/>
          <table:table-cell table:style-name="ce68" office:value-type="string">
            <text:p>Muebles y Utiles</text:p>
          </table:table-cell>
          <table:table-cell table:style-name="ce69"/>
          <table:table-cell/>
          <table:table-cell table:style-name="ce61"/>
          <table:table-cell table:style-name="ce68" office:value-type="string">
            <text:p>Instalaciones</text:p>
          </table:table-cell>
          <table:table-cell table:style-name="ce65"/>
          <table:table-cell table:style-name="ce69"/>
        </table:table-row>
        <table:table-row table:style-name="ro1">
          <table:table-cell table:number-columns-repeated="9"/>
        </table:table-row>
        <table:table-row table:style-name="ro1">
          <table:table-cell table:style-name="ce49" office:value-type="string">
            <text:p>Descripcion</text:p>
          </table:table-cell>
          <table:table-cell table:style-name="ce31" office:value-type="string">
            <text:p>Cantidad</text:p>
          </table:table-cell>
          <table:table-cell table:style-name="ce31" office:value-type="string">
            <text:p>Monto x unidad</text:p>
          </table:table-cell>
          <table:table-cell table:style-name="ce71" office:value-type="string">
            <text:p>SubTotal</text:p>
          </table:table-cell>
          <table:table-cell/>
          <table:table-cell office:value-type="string">
            <text:p>Descripcion</text:p>
          </table:table-cell>
          <table:table-cell office:value-type="string">
            <text:p>Cantidad</text:p>
          </table:table-cell>
          <table:table-cell office:value-type="string">
            <text:p>Monto x unidad</text:p>
          </table:table-cell>
          <table:table-cell office:value-type="string">
            <text:p>SubTotal</text:p>
          </table:table-cell>
        </table:table-row>
        <table:table-row table:style-name="ro1">
          <table:table-cell office:value-type="string">
            <text:p>Escritorio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table:formula="oooc:=[.C7]*[.B7]" office:value-type="float" office:value="5000">
            <text:p>5000</text:p>
          </table:table-cell>
          <table:table-cell/>
          <table:table-cell office:value-type="string">
            <text:p>Cables de Electricidad</text:p>
          </table:table-cell>
          <table:table-cell office:value-type="float" office:value="35">
            <text:p>35</text:p>
          </table:table-cell>
          <table:table-cell table:style-name="ce73" office:value-type="float" office:value="2.5">
            <text:p>2.5</text:p>
          </table:table-cell>
          <table:table-cell table:formula="oooc:=[.H7]*[.G7]" office:value-type="float" office:value="87.5">
            <text:p>87.5</text:p>
          </table:table-cell>
        </table:table-row>
        <table:table-row table:style-name="ro1">
          <table:table-cell office:value-type="string">
            <text:p>Sillas 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formula="oooc:=[.C8]*[.B8]" office:value-type="float" office:value="1500">
            <text:p>1500</text:p>
          </table:table-cell>
          <table:table-cell/>
          <table:table-cell office:value-type="string">
            <text:p>Cables de Red</text:p>
          </table:table-cell>
          <table:table-cell office:value-type="float" office:value="20">
            <text:p>20</text:p>
          </table:table-cell>
          <table:table-cell office:value-type="float" office:value="1.7">
            <text:p>1.7</text:p>
          </table:table-cell>
          <table:table-cell table:formula="oooc:=[.H8]*[.G8]" office:value-type="float" office:value="34">
            <text:p>34</text:p>
          </table:table-cell>
        </table:table-row>
        <table:table-row table:style-name="ro1">
          <table:table-cell office:value-type="string">
            <text:p>Luminarias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table:formula="oooc:=[.C9]*[.B9]" office:value-type="float" office:value="400">
            <text:p>400</text:p>
          </table:table-cell>
          <table:table-cell/>
          <table:table-cell office:value-type="string">
            <text:p>Conectores</text:p>
          </table:table-cell>
          <table:table-cell office:value-type="float" office:value="15">
            <text:p>15</text:p>
          </table:table-cell>
          <table:table-cell office:value-type="float" office:value="0.5">
            <text:p>0.5</text:p>
          </table:table-cell>
          <table:table-cell table:formula="oooc:=[.H9]*[.G9]" office:value-type="float" office:value="7.5">
            <text:p>7.5</text:p>
          </table:table-cell>
        </table:table-row>
        <table:table-row table:style-name="ro1">
          <table:table-cell office:value-type="string">
            <text:p>Bliblioteca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table:formula="oooc:=[.C10]*[.B10]" office:value-type="float" office:value="600">
            <text:p>600</text:p>
          </table:table-cell>
          <table:table-cell/>
          <table:table-cell office:value-type="string">
            <text:p>Zapatillas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ooc:=[.H10]*[.G10]" office:value-type="float" office:value="80">
            <text:p>80</text:p>
          </table:table-cell>
        </table:table-row>
        <table:table-row table:style-name="ro1">
          <table:table-cell office:value-type="string">
            <text:p>Armario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table:formula="oooc:=[.C11]*[.B11]" office:value-type="float" office:value="800">
            <text:p>800</text:p>
          </table:table-cell>
          <table:table-cell/>
          <table:table-cell office:value-type="string">
            <text:p>Router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table:formula="oooc:=[.H11]*[.G11]" office:value-type="float" office:value="300">
            <text:p>300</text:p>
          </table:table-cell>
        </table:table-row>
        <table:table-row table:style-name="ro1">
          <table:table-cell office:value-type="string">
            <text:p>Utiles de Escritorio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formula="oooc:=[.C12]*[.B12]" office:value-type="float" office:value="150">
            <text:p>150</text:p>
          </table:table-cell>
          <table:table-cell/>
          <table:table-cell office:value-type="string">
            <text:p>Switch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ooc:=[.H12]*[.G12]" office:value-type="float" office:value="70">
            <text:p>70</text:p>
          </table:table-cell>
        </table:table-row>
        <table:table-row table:style-name="ro1">
          <table:table-cell office:value-type="string">
            <text:p>Herramientas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ooc:=[.C13]*[.B13]" office:value-type="float" office:value="80">
            <text:p>80</text:p>
          </table:table-cell>
          <table:table-cell/>
          <table:table-cell office:value-type="string">
            <text:p>Toma Corrient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ooc:=[.H13]*[.G13]" office:value-type="float" office:value="20">
            <text:p>20</text:p>
          </table:table-cell>
        </table:table-row>
        <table:table-row table:style-name="ro1">
          <table:table-cell office:value-type="string">
            <text:p>Computadoras Desktop</text:p>
          </table:table-cell>
          <table:table-cell table:formula="oooc:=[Sueldos.B13]" office:value-type="float" office:value="8">
            <text:p>8</text:p>
          </table:table-cell>
          <table:table-cell office:value-type="float" office:value="2000">
            <text:p>2000</text:p>
          </table:table-cell>
          <table:table-cell table:formula="oooc:=[.C14]*[.B14]" office:value-type="float" office:value="16000">
            <text:p>16000</text:p>
          </table:table-cell>
          <table:table-cell/>
          <table:table-cell office:value-type="string">
            <text:p>Varios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formula="oooc:=[.H14]*[.G14]" office:value-type="float" office:value="150">
            <text:p>150</text:p>
          </table:table-cell>
        </table:table-row>
        <table:table-row table:style-name="ro1">
          <table:table-cell office:value-type="string">
            <text:p>Notebooks</text:p>
          </table:table-cell>
          <table:table-cell office:value-type="float" office:value="2">
            <text:p>2</text:p>
          </table:table-cell>
          <table:table-cell office:value-type="float" office:value="5000">
            <text:p>5000</text:p>
          </table:table-cell>
          <table:table-cell table:formula="oooc:=[.C15]*[.B15]" office:value-type="float" office:value="10000">
            <text:p>10000</text:p>
          </table:table-cell>
          <table:table-cell table:number-columns-repeated="2"/>
          <table:table-cell table:number-columns-repeated="2"/>
          <table:table-cell table:formula="oooc:=[.H15]*[.G15]" office:value-type="float" office:value="0">
            <text:p>0</text:p>
          </table:table-cell>
        </table:table-row>
        <table:table-row table:style-name="ro1">
          <table:table-cell/>
          <table:table-cell table:number-columns-repeated="2"/>
          <table:table-cell table:formula="oooc:=[.C16]*[.B16]" office:value-type="float" office:value="0">
            <text:p>0</text:p>
          </table:table-cell>
          <table:table-cell table:number-columns-repeated="2"/>
          <table:table-cell table:number-columns-repeated="2"/>
          <table:table-cell table:formula="oooc:=[.H16]*[.G16]" office:value-type="float" office:value="0">
            <text:p>0</text:p>
          </table:table-cell>
        </table:table-row>
        <table:table-row table:style-name="ro1">
          <table:table-cell/>
          <table:table-cell table:number-columns-repeated="2"/>
          <table:table-cell table:formula="oooc:=[.C17]*[.B17]" office:value-type="float" office:value="0">
            <text:p>0</text:p>
          </table:table-cell>
          <table:table-cell table:number-columns-repeated="2"/>
          <table:table-cell table:number-columns-repeated="2"/>
          <table:table-cell table:formula="oooc:=[.H17]*[.G17]" office:value-type="float" office:value="0">
            <text:p>0</text:p>
          </table:table-cell>
        </table:table-row>
        <table:table-row table:style-name="ro1">
          <table:table-cell/>
          <table:table-cell table:number-columns-repeated="2"/>
          <table:table-cell table:formula="oooc:=[.C18]*[.B18]" office:value-type="float" office:value="0">
            <text:p>0</text:p>
          </table:table-cell>
          <table:table-cell table:number-columns-repeated="2"/>
          <table:table-cell table:number-columns-repeated="2"/>
          <table:table-cell table:formula="oooc:=[.H18]*[.G18]" office:value-type="float" office:value="0">
            <text:p>0</text:p>
          </table:table-cell>
        </table:table-row>
        <table:table-row table:style-name="ro1">
          <table:table-cell table:style-name="ce63" office:value-type="string">
            <text:p>TOTAL</text:p>
          </table:table-cell>
          <table:table-cell table:style-name="ce66" table:number-columns-repeated="2"/>
          <table:table-cell table:style-name="ce72" table:formula="oooc:=SUM([.D7:.D18])" office:value-type="float" office:value="34530">
            <text:p>34530</text:p>
          </table:table-cell>
          <table:table-cell/>
          <table:table-cell table:style-name="ce63" office:value-type="string">
            <text:p>TOTAL</text:p>
          </table:table-cell>
          <table:table-cell table:style-name="ce66" table:number-columns-repeated="2"/>
          <table:table-cell table:style-name="ce72" table:formula="oooc:=SUM([.I7:.I18])" office:value-type="float" office:value="749">
            <text:p>749</text:p>
          </table:table-cell>
        </table:table-row>
      </table:table>
      <table:table table:name="Sueldos" table:style-name="ta1" table:print="false">
        <table:table-column table:style-name="co17" table:default-cell-style-name="ce62"/>
        <table:table-column table:style-name="co2" table:default-cell-style-name="Default"/>
        <table:table-column table:style-name="co16" table:default-cell-style-name="Default"/>
        <table:table-column table:style-name="co2" table:default-cell-style-name="ce70"/>
        <table:table-row table:style-name="ro1">
          <table:table-cell table:style-name="ce59" office:value-type="string">
            <text:p>Sueldos</text:p>
          </table:table-cell>
          <table:table-cell/>
          <table:table-cell table:style-name="ce67" office:value-type="string">
            <text:p>No modificar lo que esta en color</text:p>
          </table:table-cell>
          <table:table-cell table:style-name="Default"/>
        </table:table-row>
        <table:table-row table:style-name="ro1">
          <table:table-cell table:style-name="ce60" office:value-type="string">
            <text:p>TOTAL SUELDOS</text:p>
          </table:table-cell>
          <table:table-cell table:style-name="ce64" table:formula="oooc:=[.C21]*12" office:value-type="float" office:value="217800">
            <text:p>217800</text:p>
          </table:table-cell>
          <table:table-cell/>
          <table:table-cell table:style-name="Default"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61"/>
          <table:table-cell table:style-name="ce65"/>
          <table:table-cell table:style-name="ce77" office:value-type="string">
            <text:p>Recursos Humanos</text:p>
          </table:table-cell>
          <table:table-cell table:style-name="ce69"/>
        </table:table-row>
        <table:table-row table:style-name="ro1">
          <table:table-cell table:style-name="ce74" office:value-type="string">
            <text:p>Nombre</text:p>
          </table:table-cell>
          <table:table-cell table:style-name="ce76" office:value-type="string">
            <text:p>Cargo</text:p>
          </table:table-cell>
          <table:table-cell table:style-name="ce76" office:value-type="string">
            <text:p>Sueldo</text:p>
          </table:table-cell>
          <table:table-cell/>
        </table:table-row>
        <table:table-row table:style-name="ro1">
          <table:table-cell office:value-type="string">
            <text:p>xx</text:p>
          </table:table-cell>
          <table:table-cell office:value-type="string">
            <text:p>Gerente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>
          <table:table-cell office:value-type="string">
            <text:p>xx</text:p>
          </table:table-cell>
          <table:table-cell office:value-type="string">
            <text:p>Secretaria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>
          <table:table-cell office:value-type="string">
            <text:p>xx</text:p>
          </table:table-cell>
          <table:table-cell office:value-type="string">
            <text:p>Técnico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umero Técnicos</text:p>
          </table:table-cell>
          <table:table-cell table:formula="oooc:=[Ventas.E9]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oef. Carga Social *</text:p>
          </table:table-cell>
          <table:table-cell office:value-type="float" office:value="1.21">
            <text:p>1.21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* EN EL CASH FLOW YA ESTÁ EL IMPUESTO A LAS GANANCIAS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75" office:value-type="string">
            <text:p>TOTAL</text:p>
          </table:table-cell>
          <table:table-cell table:style-name="ce66"/>
          <table:table-cell table:style-name="ce66" table:formula="oooc:=SUM([.C8:.C9]) + [.C10]*[.B13]" office:value-type="float" office:value="15000">
            <text:p>15000</text:p>
          </table:table-cell>
          <table:table-cell table:style-name="ce78"/>
        </table:table-row>
        <table:table-row table:style-name="ro1">
          <table:table-cell table:style-name="ce75" office:value-type="string">
            <text:p>TOTAL + Carga Social</text:p>
          </table:table-cell>
          <table:table-cell table:style-name="ce66"/>
          <table:table-cell table:style-name="ce66" table:formula="oooc:=[.C20]*[.B15]" office:value-type="float" office:value="18150">
            <text:p>18150</text:p>
          </table:table-cell>
          <table:table-cell table:style-name="Default"/>
        </table:table-row>
      </table:table>
      <table:table table:name="Gastos" table:style-name="ta1" table:print="false">
        <table:table-column table:style-name="co2" table:default-cell-style-name="Default"/>
        <table:table-column table:style-name="co17" table:default-cell-style-name="ce62"/>
        <table:table-column table:style-name="co16" table:default-cell-style-name="ce70"/>
        <table:table-column table:style-name="co2" table:default-cell-style-name="Default"/>
        <table:table-column table:style-name="co18" table:default-cell-style-name="Default"/>
        <table:table-row table:style-name="ro1">
          <table:table-cell/>
          <table:table-cell table:style-name="Default"/>
          <table:table-cell table:style-name="ce67" office:value-type="string">
            <text:p>No modificar lo que esta en color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0" office:value-type="string">
            <text:p>TOTAL GASTOS</text:p>
          </table:table-cell>
          <table:table-cell table:style-name="ce64" table:formula="oooc:=[.C23]" office:value-type="float" office:value="4470">
            <text:p>4470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61"/>
          <table:table-cell table:style-name="ce79" office:value-type="string">
            <text:p>GASTO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74" office:value-type="string">
            <text:p>Descripcion </text:p>
          </table:table-cell>
          <table:table-cell table:style-name="ce80" office:value-type="string">
            <text:p>Mont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uz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s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ternet</text:p>
          </table:table-cell>
          <table:table-cell office:value-type="float" office:value="140">
            <text:p>14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guridad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mpuestos</text:p>
          </table:table-cell>
          <table:table-cell office:value-type="float" office:value="1000">
            <text:p>1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lquiler</text:p>
          </table:table-cell>
          <table:table-cell office:value-type="float" office:value="1500">
            <text:p>15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mpieza</text:p>
          </table:table-cell>
          <table:table-cell office:value-type="float" office:value="450">
            <text:p>45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ursos de Actualizacion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1" table:number-rows-repeated="7">
          <table:table-cell table:number-columns-repeated="5"/>
        </table:table-row>
        <table:table-row table:style-name="ro1">
          <table:table-cell/>
          <table:table-cell table:style-name="ce75" office:value-type="string">
            <text:p>TOTAL</text:p>
          </table:table-cell>
          <table:table-cell table:style-name="ce72" table:formula="oooc:=SUM([.C8:.C22])" office:value-type="float" office:value="4470">
            <text:p>4470</text:p>
          </table:table-cell>
          <table:table-cell table:number-columns-repeated="2"/>
        </table:table-row>
      </table:table>
      <table:table table:name="Graficos" table:style-name="ta1" table:print="false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Graficos.H25" table:end-x="0.5858in" table:end-y="0.011in" draw:z-index="0" svg:width="5.7461in" svg:height="3.8295in" svg:x="0.1732in" svg:y="0.0319in">
              <draw:object draw:notify-on-update-of-ranges="'Cash Flow'.C22:'Cash Flow'.L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Nimbus Sans L1" svg:font-family="'Nimbus Sans L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Nimbus Sans L" fo:language="es" fo:country="ES" style:font-name-asian="Nimbus Sans L1" style:language-asian="none" style:country-asian="none" style:font-name-complex="Nimbus Sans L1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12pt" fo:language="es" fo:country="E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1-08">11/08/2005</text:date>, <text:time>15:55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creation-date>2005-10-30T11:26:01</meta:creation-date>
    <dc:creator>Luis Floreani</dc:creator>
    <dc:date>2005-11-08T15:55:53</dc:date>
    <dc:language>es-ES</dc:language>
    <meta:editing-cycles>101</meta:editing-cycles>
    <meta:editing-duration>PT8H30M18S</meta:editing-duration>
    <meta:user-defined meta:name="Info 1"/>
    <meta:user-defined meta:name="Info 2"/>
    <meta:user-defined meta:name="Info 3"/>
    <meta:user-defined meta:name="Info 4"/>
    <meta:document-statistic meta:table-count="6" meta:cell-count="6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8.1000003814697pt" style:font-family-asian="Gothic" style:font-pitch-asian="variable" style:font-size-asian="18.1000003814697pt" style:font-family-complex="Tahoma" style:font-pitch-complex="variable" style:font-size-complex="18.1000003814697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9.80000019073486pt" style:font-family-asian="Gothic" style:font-pitch-asian="variable" style:font-size-asian="9.80000019073486pt" style:font-family-complex="Tahoma" style:font-pitch-complex="variable" style:font-size-complex="9.80000019073486pt"/>
    </style:style>
    <style:style style:name="ch5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2.5pt" style:font-family-asian="Gothic" style:font-pitch-asian="variable" style:font-size-asian="12.5pt" style:font-family-complex="Tahoma" style:font-pitch-complex="variable" style:font-size-complex="12.5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9.80000019073486pt" style:font-family-asian="Gothic" style:font-pitch-asian="variable" style:font-size-asian="9.80000019073486pt" style:font-family-complex="Tahoma" style:font-pitch-complex="variable" style:font-size-complex="9.80000019073486pt"/>
    </style:style>
    <style:style style:name="ch7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2.3999996185303pt" style:font-family-asian="Gothic" style:font-pitch-asian="variable" style:font-size-asian="12.3999996185303pt" style:font-family-complex="Tahoma" style:font-pitch-complex="variable" style:font-size-complex="12.3999996185303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cc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0066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3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5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ccff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0080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00ff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8" style:family="chart">
      <style:graphic-properties draw:stroke="none" draw:fill="none"/>
    </style:style>
    <style:style style:name="ch19" style:family="chart">
      <style:graphic-properties draw:stroke="none" draw:fill-color="#999999"/>
    </style:style>
  </office:automatic-styles>
  <office:body>
    <office:chart>
      <chart:chart svg:width="14.596cm" svg:height="9.728cm" chart:class="chart:bar" chart:style-name="ch1">
        <chart:title svg:x="5.79cm" svg:y="0.193cm" chart:style-name="ch2">
          <text:p>CashFlow</text:p>
        </chart:title>
        <chart:plot-area chart:style-name="ch3" table:cell-range-address="'Cash Flow'.$C$22:.$L$22" chart:table-number-list="0" svg:x="0.287cm" svg:y="1.303cm" svg:width="11.948cm" svg:height="8.234cm">
          <chart:axis chart:dimension="x" chart:name="primary-x" chart:style-name="ch4">
            <chart:title svg:x="6.779cm" svg:y="8.676cm" chart:style-name="ch5">
              <text:p>Años</text:p>
            </chart:title>
            <chart:categories table:cell-range-address="local-table.A2:.A2"/>
          </chart:axis>
          <chart:axis chart:dimension="y" chart:name="primary-y" chart:style-name="ch6">
            <chart:title svg:x="0.287cm" svg:y="5.131cm" chart:style-name="ch7">
              <text:p>Cash</text:p>
            </chart:title>
            <chart:grid chart:class="major"/>
          </chart:axis>
          <chart:series chart:style-name="ch8">
            <chart:data-point/>
          </chart:series>
          <chart:series chart:style-name="ch9">
            <chart:data-point/>
          </chart:series>
          <chart:series chart:style-name="ch10">
            <chart:data-point/>
          </chart:series>
          <chart:series chart:style-name="ch11">
            <chart:data-point/>
          </chart:series>
          <chart:series chart:style-name="ch12">
            <chart:data-point/>
          </chart:series>
          <chart:series chart:style-name="ch13">
            <chart:data-point/>
          </chart:series>
          <chart:series chart:style-name="ch14">
            <chart:data-point/>
          </chart:series>
          <chart:series chart:style-name="ch15">
            <chart:data-point/>
          </chart:series>
          <chart:series chart:style-name="ch16">
            <chart:data-point/>
          </chart:series>
          <chart:series chart:style-name="ch17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Row 22</text:p>
              </table:table-cell>
              <table:table-cell office:value-type="float" office:value="-122282.17625">
                <text:p>-122282.17625</text:p>
              </table:table-cell>
              <table:table-cell office:value-type="float" office:value="-42562.76375">
                <text:p>-42562.76375</text:p>
              </table:table-cell>
              <table:table-cell office:value-type="float" office:value="24714.86875">
                <text:p>24714.86875</text:p>
              </table:table-cell>
              <table:table-cell office:value-type="float" office:value="65880.73375">
                <text:p>65880.73375</text:p>
              </table:table-cell>
              <table:table-cell office:value-type="float" office:value="128968.82625">
                <text:p>128968.82625</text:p>
              </table:table-cell>
              <table:table-cell office:value-type="float" office:value="192873.64125">
                <text:p>192873.64125</text:p>
              </table:table-cell>
              <table:table-cell office:value-type="float" office:value="230594.44125">
                <text:p>230594.44125</text:p>
              </table:table-cell>
              <table:table-cell office:value-type="float" office:value="301123.21125">
                <text:p>301123.21125</text:p>
              </table:table-cell>
              <table:table-cell office:value-type="float" office:value="307769.98125">
                <text:p>307769.98125</text:p>
              </table:table-cell>
              <table:table-cell office:value-type="float" office:value="314416.75125">
                <text:p>314416.75125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